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7244in"/>
    </style:style>
    <style:style style:name="co6" style:family="table-column">
      <style:table-column-properties fo:break-before="auto" style:column-width="1.411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1.4555in"/>
    </style:style>
    <style:style style:name="co10" style:family="table-column">
      <style:table-column-properties fo:break-before="auto" style:column-width="1.4201in"/>
    </style:style>
    <style:style style:name="co11" style:family="table-column">
      <style:table-column-properties fo:break-before="auto" style:column-width="1.4646in"/>
    </style:style>
    <style:style style:name="co12" style:family="table-column">
      <style:table-column-properties fo:break-before="auto" style:column-width="1.2953in"/>
    </style:style>
    <style:style style:name="co13" style:family="table-column">
      <style:table-column-properties fo:break-before="auto" style:column-width="1.2591in"/>
    </style:style>
    <style:style style:name="co14" style:family="table-column">
      <style:table-column-properties fo:break-before="auto" style:column-width="1.2862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3929in"/>
    </style:style>
    <style:style style:name="co17" style:family="table-column">
      <style:table-column-properties fo:break-before="auto" style:column-width="1.4472in"/>
    </style:style>
    <style:style style:name="co18" style:family="table-column">
      <style:table-column-properties fo:break-before="auto" style:column-width="1.3043in"/>
    </style:style>
    <style:style style:name="co19" style:family="table-column">
      <style:table-column-properties fo:break-before="auto" style:column-width="1.5098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1.5181in"/>
    </style:style>
    <style:style style:name="co23" style:family="table-column">
      <style:table-column-properties fo:break-before="auto" style:column-width="1.9744in"/>
    </style:style>
    <style:style style:name="co24" style:family="table-column">
      <style:table-column-properties fo:break-before="auto" style:column-width="1.5543in"/>
    </style:style>
    <style:style style:name="co25" style:family="table-column">
      <style:table-column-properties fo:break-before="auto" style:column-width="1.3217in"/>
    </style:style>
    <style:style style:name="co26" style:family="table-column">
      <style:table-column-properties fo:break-before="auto" style:column-width="1.3484in"/>
    </style:style>
    <style:style style:name="co27" style:family="table-column">
      <style:table-column-properties fo:break-before="auto" style:column-width="1.572in"/>
    </style:style>
    <style:style style:name="co28" style:family="table-column">
      <style:table-column-properties fo:break-before="auto" style:column-width="1.3839in"/>
    </style:style>
    <style:style style:name="co29" style:family="table-column">
      <style:table-column-properties fo:break-before="auto" style:column-width="1.661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1.4736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5453in"/>
    </style:style>
    <style:style style:name="co34" style:family="table-column">
      <style:table-column-properties fo:break-before="auto" style:column-width="1.402in"/>
    </style:style>
    <style:style style:name="co35" style:family="table-column">
      <style:table-column-properties fo:break-before="auto" style:column-width="1.5008in"/>
    </style:style>
    <style:style style:name="co3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9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Lorah&amp;Herman Input fil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14,</text:p>
          </table:table-cell>
          <table:table-cell office:value-type="float" office:value="1984" calcext:value-type="float">
            <text:p>19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(4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(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s HCO3</text:p>
          </table:table-cell>
          <table:table-cell table:number-columns-repeated="6"/>
          <table:table-cell office:value-type="string" calcext:value-type="string">
            <text:p>as 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4.3" calcext:value-type="float">
            <text:p>24.3</text:p>
          </table:table-cell>
          <table:table-cell office:value-type="float" office:value="700" calcext:value-type="float">
            <text:p>700</text:p>
          </table:table-cell>
          <table:table-cell office:value-type="float" office:value="7.32" calcext:value-type="float">
            <text:p>7.32</text:p>
          </table:table-cell>
          <table:table-cell office:value-type="float" office:value="308" calcext:value-type="float">
            <text:p>308</text:p>
          </table:table-cell>
          <table:table-cell office:value-type="float" office:value="165" calcext:value-type="float">
            <text:p>165</text:p>
          </table:table-cell>
          <table:table-cell office:value-type="float" office:value="25.4" calcext:value-type="float">
            <text:p>25.4</text:p>
          </table:table-cell>
          <table:table-cell office:value-type="float" office:value="5.1" calcext:value-type="float">
            <text:p>5.1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24.6" calcext:value-type="float">
            <text:p>24.6</text:p>
          </table:table-cell>
          <table:table-cell office:value-type="float" office:value="730" calcext:value-type="float">
            <text:p>730</text:p>
          </table:table-cell>
          <table:table-cell office:value-type="float" office:value="7.23" calcext:value-type="float">
            <text:p>7.23</text:p>
          </table:table-cell>
          <table:table-cell office:value-type="float" office:value="316" calcext:value-type="float">
            <text:p>316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24.7" calcext:value-type="float">
            <text:p>24.7</text:p>
          </table:table-cell>
          <table:table-cell office:value-type="float" office:value="720" calcext:value-type="float">
            <text:p>720</text:p>
          </table:table-cell>
          <table:table-cell office:value-type="float" office:value="7.2" calcext:value-type="float">
            <text:p>7.2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26.2" calcext:value-type="float">
            <text:p>26.2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1</text:p>
          </table:table-cell>
          <table:table-cell office:value-type="float" office:value="24.3" calcext:value-type="float">
            <text:p>24.3</text:p>
          </table:table-cell>
          <table:table-cell office:value-type="float" office:value="730" calcext:value-type="float">
            <text:p>730</text:p>
          </table:table-cell>
          <table:table-cell office:value-type="float" office:value="7.24" calcext:value-type="float">
            <text:p>7.24</text:p>
          </table:table-cell>
          <table:table-cell office:value-type="float" office:value="310" calcext:value-type="float">
            <text:p>310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14.2" calcext:value-type="float">
            <text:p>14.2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314" calcext:value-type="float">
            <text:p>314</text:p>
          </table:table-cell>
          <table:table-cell office:value-type="float" office:value="168" calcext:value-type="float">
            <text:p>168</text:p>
          </table:table-cell>
          <table:table-cell office:value-type="float" office:value="26.2" calcext:value-type="float">
            <text:p>26.2</text:p>
          </table:table-cell>
          <table:table-cell office:value-type="float" office:value="2.8" calcext:value-type="float">
            <text:p>2.8</text:p>
          </table:table-cell>
          <table:table-cell office:value-type="float" office:value="12.9" calcext:value-type="float">
            <text:p>12.9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21.4" calcext:value-type="float">
            <text:p>21.4</text:p>
          </table:table-cell>
          <table:table-cell office:value-type="float" office:value="695" calcext:value-type="float">
            <text:p>695</text:p>
          </table:table-cell>
          <table:table-cell office:value-type="float" office:value="7.79" calcext:value-type="float">
            <text:p>7.79</text:p>
          </table:table-cell>
          <table:table-cell office:value-type="float" office:value="312" calcext:value-type="float">
            <text:p>312</text:p>
          </table:table-cell>
          <table:table-cell office:value-type="float" office:value="166" calcext:value-type="float">
            <text:p>166</text:p>
          </table:table-cell>
          <table:table-cell office:value-type="float" office:value="25.6" calcext:value-type="float">
            <text:p>25.6</text:p>
          </table:table-cell>
          <table:table-cell office:value-type="float" office:value="3.5" calcext:value-type="float">
            <text:p>3.5</text:p>
          </table:table-cell>
          <table:table-cell office:value-type="float" office:value="13.9" calcext:value-type="float">
            <text:p>13.9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3</text:p>
          </table:table-cell>
          <table:table-cell office:value-type="float" office:value="20.5" calcext:value-type="float">
            <text:p>20.5</text:p>
          </table:table-cell>
          <table:table-cell office:value-type="float" office:value="695" calcext:value-type="float">
            <text:p>695</text:p>
          </table:table-cell>
          <table:table-cell office:value-type="float" office:value="8.06" calcext:value-type="float">
            <text:p>8.06</text:p>
          </table:table-cell>
          <table:table-cell office:value-type="float" office:value="311" calcext:value-type="float">
            <text:p>311</text:p>
          </table:table-cell>
          <table:table-cell office:value-type="float" office:value="164" calcext:value-type="float">
            <text:p>164</text:p>
          </table:table-cell>
          <table:table-cell office:value-type="float" office:value="25.2" calcext:value-type="float">
            <text:p>25.2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4</text:p>
          </table:table-cell>
          <table:table-cell office:value-type="float" office:value="19.7" calcext:value-type="float">
            <text:p>19.7</text:p>
          </table:table-cell>
          <table:table-cell office:value-type="float" office:value="690" calcext:value-type="float">
            <text:p>690</text:p>
          </table:table-cell>
          <table:table-cell office:value-type="float" office:value="8.27" calcext:value-type="float">
            <text:p>8.27</text:p>
          </table:table-cell>
          <table:table-cell office:value-type="float" office:value="278" calcext:value-type="float">
            <text:p>278</text:p>
          </table:table-cell>
          <table:table-cell office:value-type="float" office:value="160" calcext:value-type="float">
            <text:p>160</text:p>
          </table:table-cell>
          <table:table-cell office:value-type="float" office:value="25.6" calcext:value-type="float">
            <text:p>25.6</text:p>
          </table:table-cell>
          <table:table-cell office:value-type="float" office:value="3.6" calcext:value-type="float">
            <text:p>3.6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5</text:p>
          </table:table-cell>
          <table:table-cell office:value-type="float" office:value="19.6" calcext:value-type="float">
            <text:p>19.6</text:p>
          </table:table-cell>
          <table:table-cell office:value-type="float" office:value="690" calcext:value-type="float">
            <text:p>690</text:p>
          </table:table-cell>
          <table:table-cell office:value-type="float" office:value="8.28" calcext:value-type="float">
            <text:p>8.28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25.5" calcext:value-type="float">
            <text:p>25.5</text:p>
          </table:table-cell>
          <table:table-cell office:value-type="float" office:value="3.1" calcext:value-type="float">
            <text:p>3.1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2</text:p>
          </table:table-cell>
          <table:table-cell office:value-type="float" office:value="18.4" calcext:value-type="float">
            <text:p>18.4</text:p>
          </table:table-cell>
          <table:table-cell office:value-type="float" office:value="660" calcext:value-type="float">
            <text:p>660</text:p>
          </table:table-cell>
          <table:table-cell office:value-type="float" office:value="8.37" calcext:value-type="float">
            <text:p>8.37</text:p>
          </table:table-cell>
          <table:table-cell office:value-type="float" office:value="264" calcext:value-type="float">
            <text:p>264</text:p>
          </table:table-cell>
          <table:table-cell office:value-type="float" office:value="151" calcext:value-type="float">
            <text:p>151</text:p>
          </table:table-cell>
          <table:table-cell office:value-type="float" office:value="25.6" calcext:value-type="float">
            <text:p>25.6</text:p>
          </table:table-cell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6</text:p>
          </table:table-cell>
          <table:table-cell office:value-type="float" office:value="14.4" calcext:value-type="float">
            <text:p>14.4</text:p>
          </table:table-cell>
          <table:table-cell office:value-type="float" office:value="442" calcext:value-type="float">
            <text:p>442</text:p>
          </table:table-cell>
          <table:table-cell office:value-type="float" office:value="8.25" calcext:value-type="float">
            <text:p>8.25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21.3" calcext:value-type="float">
            <text:p>21.3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6,</text:p>
          </table:table-cell>
          <table:table-cell office:value-type="float" office:value="1985" calcext:value-type="float">
            <text:p>1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(4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(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s HCO3</text:p>
          </table:table-cell>
          <table:table-cell table:number-columns-repeated="6"/>
          <table:table-cell office:value-type="string" calcext:value-type="string">
            <text:p>as 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0" calcext:value-type="float">
            <text:p>20</text:p>
          </table:table-cell>
          <table:table-cell office:value-type="float" office:value="590" calcext:value-type="float">
            <text:p>590</text:p>
          </table:table-cell>
          <table:table-cell office:value-type="float" office:value="6.98" calcext:value-type="float">
            <text:p>6.98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6.91" calcext:value-type="float">
            <text:p>6.91</text:p>
          </table:table-cell>
          <table:table-cell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  <table:table-cell office:value-type="float" office:value="17.1" calcext:value-type="float">
            <text:p>17.1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6.89" calcext:value-type="float">
            <text:p>6.89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16.6" calcext:value-type="float">
            <text:p>16.6</text:p>
          </table:table-cell>
          <table:table-cell office:value-type="float" office:value="2.4" calcext:value-type="float">
            <text:p>2.4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-I</text:p>
          </table:table-cell>
          <table:table-cell office:value-type="float" office:value="19.5" calcext:value-type="float">
            <text:p>19.5</text:p>
          </table:table-cell>
          <table:table-cell office:value-type="float" office:value="600" calcext:value-type="float">
            <text:p>600</text:p>
          </table:table-cell>
          <table:table-cell office:value-type="float" office:value="7.01" calcext:value-type="float">
            <text:p>7.01</text:p>
          </table:table-cell>
          <table:table-cell office:value-type="float" office:value="237" calcext:value-type="float">
            <text:p>237</text:p>
          </table:table-cell>
          <table:table-cell office:value-type="float" office:value="103" calcext:value-type="float">
            <text:p>103</text:p>
          </table:table-cell>
          <table:table-cell office:value-type="float" office:value="17.2" calcext:value-type="float">
            <text:p>17.2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7.19" calcext:value-type="float">
            <text:p>7.19</text:p>
          </table:table-cell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office:value-type="float" office:value="16.6" calcext:value-type="float">
            <text:p>16.6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7.41" calcext:value-type="float">
            <text:p>7.41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office:value-type="float" office:value="16.9" calcext:value-type="float">
            <text:p>16.9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-3</text:p>
          </table:table-cell>
          <table:table-cell office:value-type="float" office:value="16.5" calcext:value-type="float">
            <text:p>16.5</text:p>
          </table:table-cell>
          <table:table-cell office:value-type="float" office:value="520" calcext:value-type="float">
            <text:p>520</text:p>
          </table:table-cell>
          <table:table-cell office:value-type="float" office:value="7.83" calcext:value-type="float">
            <text:p>7.83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float" office:value="16.5" calcext:value-type="float">
            <text:p>16.5</text:p>
          </table:table-cell>
          <table:table-cell office:value-type="float" office:value="2.8" calcext:value-type="float">
            <text:p>2.8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-4</text:p>
          </table:table-cell>
          <table:table-cell office:value-type="float" office:value="13" calcext:value-type="float">
            <text:p>13</text:p>
          </table:table-cell>
          <table:table-cell office:value-type="float" office:value="510" calcext:value-type="float">
            <text:p>510</text:p>
          </table:table-cell>
          <table:table-cell office:value-type="float" office:value="7.98" calcext:value-type="float">
            <text:p>7.98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6.3" calcext:value-type="float">
            <text:p>16.3</text:p>
          </table:table-cell>
          <table:table-cell office:value-type="float" office:value="2.7" calcext:value-type="float">
            <text:p>2.7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-5</text:p>
          </table:table-cell>
          <table:table-cell office:value-type="float" office:value="13.5" calcext:value-type="float">
            <text:p>13.5</text:p>
          </table:table-cell>
          <table:table-cell office:value-type="float" office:value="488" calcext:value-type="float">
            <text:p>488</text:p>
          </table:table-cell>
          <table:table-cell office:value-type="float" office:value="7.92" calcext:value-type="float">
            <text:p>7.92</text:p>
          </table:table-cell>
          <table:table-cell office:value-type="float" office:value="220" calcext:value-type="float">
            <text:p>220</text:p>
          </table:table-cell>
          <table:table-cell office:value-type="float" office:value="99" calcext:value-type="float">
            <text:p>99</text:p>
          </table:table-cell>
          <table:table-cell office:value-type="float" office:value="16.2" calcext:value-type="float">
            <text:p>16.2</text:p>
          </table:table-cell>
          <table:table-cell office:value-type="float" office:value="2.5" calcext:value-type="float">
            <text:p>2.5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-2</text:p>
          </table:table-cell>
          <table:table-cell office:value-type="float" office:value="13.5" calcext:value-type="float">
            <text:p>13.5</text:p>
          </table:table-cell>
          <table:table-cell office:value-type="float" office:value="461" calcext:value-type="float">
            <text:p>461</text:p>
          </table:table-cell>
          <table:table-cell office:value-type="float" office:value="7.98" calcext:value-type="float">
            <text:p>7.98</text:p>
          </table:table-cell>
          <table:table-cell office:value-type="float" office:value="209" calcext:value-type="float">
            <text:p>209</text:p>
          </table:table-cell>
          <table:table-cell office:value-type="float" office:value="97" calcext:value-type="float">
            <text:p>97</text:p>
          </table:table-cell>
          <table:table-cell office:value-type="float" office:value="16.7" calcext:value-type="float">
            <text:p>16.7</text:p>
          </table:table-cell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-6</text:p>
          </table:table-cell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 office:value-type="float" office:value="8.08" calcext:value-type="float">
            <text:p>8.08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For PHREEQ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14,</text:p>
          </table:table-cell>
          <table:table-cell office:value-type="float" office:value="1984" calcext:value-type="float">
            <text:p>19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(4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(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s HCO3</text:p>
          </table:table-cell>
          <table:table-cell table:number-columns-repeated="6"/>
          <table:table-cell office:value-type="string" calcext:value-type="string">
            <text:p>as 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308" calcext:value-type="float">
            <text:p>308</text:p>
          </table:table-cell>
          <table:table-cell office:value-type="float" office:value="165" calcext:value-type="float">
            <text:p>165</text:p>
          </table:table-cell>
          <table:table-cell office:value-type="float" office:value="25.4" calcext:value-type="float">
            <text:p>25.4</text:p>
          </table:table-cell>
          <table:table-cell office:value-type="float" office:value="5.1" calcext:value-type="float">
            <text:p>5.1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316" calcext:value-type="float">
            <text:p>316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26.2" calcext:value-type="float">
            <text:p>26.2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1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310" calcext:value-type="float">
            <text:p>310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14.2" calcext:value-type="float">
            <text:p>14.2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314" calcext:value-type="float">
            <text:p>314</text:p>
          </table:table-cell>
          <table:table-cell office:value-type="float" office:value="168" calcext:value-type="float">
            <text:p>168</text:p>
          </table:table-cell>
          <table:table-cell office:value-type="float" office:value="26.2" calcext:value-type="float">
            <text:p>26.2</text:p>
          </table:table-cell>
          <table:table-cell office:value-type="float" office:value="2.8" calcext:value-type="float">
            <text:p>2.8</text:p>
          </table:table-cell>
          <table:table-cell office:value-type="float" office:value="12.9" calcext:value-type="float">
            <text:p>12.9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312" calcext:value-type="float">
            <text:p>312</text:p>
          </table:table-cell>
          <table:table-cell office:value-type="float" office:value="166" calcext:value-type="float">
            <text:p>166</text:p>
          </table:table-cell>
          <table:table-cell office:value-type="float" office:value="25.6" calcext:value-type="float">
            <text:p>25.6</text:p>
          </table:table-cell>
          <table:table-cell office:value-type="float" office:value="3.5" calcext:value-type="float">
            <text:p>3.5</text:p>
          </table:table-cell>
          <table:table-cell office:value-type="float" office:value="13.9" calcext:value-type="float">
            <text:p>13.9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3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311" calcext:value-type="float">
            <text:p>311</text:p>
          </table:table-cell>
          <table:table-cell office:value-type="float" office:value="164" calcext:value-type="float">
            <text:p>164</text:p>
          </table:table-cell>
          <table:table-cell office:value-type="float" office:value="25.2" calcext:value-type="float">
            <text:p>25.2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4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278" calcext:value-type="float">
            <text:p>278</text:p>
          </table:table-cell>
          <table:table-cell office:value-type="float" office:value="160" calcext:value-type="float">
            <text:p>160</text:p>
          </table:table-cell>
          <table:table-cell office:value-type="float" office:value="25.6" calcext:value-type="float">
            <text:p>25.6</text:p>
          </table:table-cell>
          <table:table-cell office:value-type="float" office:value="3.6" calcext:value-type="float">
            <text:p>3.6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5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25.5" calcext:value-type="float">
            <text:p>25.5</text:p>
          </table:table-cell>
          <table:table-cell office:value-type="float" office:value="3.1" calcext:value-type="float">
            <text:p>3.1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2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264" calcext:value-type="float">
            <text:p>264</text:p>
          </table:table-cell>
          <table:table-cell office:value-type="float" office:value="151" calcext:value-type="float">
            <text:p>151</text:p>
          </table:table-cell>
          <table:table-cell office:value-type="float" office:value="25.6" calcext:value-type="float">
            <text:p>25.6</text:p>
          </table:table-cell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6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21.3" calcext:value-type="float">
            <text:p>21.3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m</text:p>
          </table:table-cell>
          <table:table-cell table:formula="of:=12.01+1.01+16*3" office:value-type="float" office:value="61.02" calcext:value-type="float">
            <text:p>61.02</text:p>
          </table:table-cell>
          <table:table-cell office:value-type="float" office:value="40.08" calcext:value-type="float">
            <text:p>40.08</text:p>
          </table:table-cell>
          <table:table-cell office:value-type="float" office:value="24.31" calcext:value-type="float">
            <text:p>24.31</text:p>
          </table:table-cell>
          <table:table-cell office:value-type="float" office:value="23" calcext:value-type="float">
            <text:p>23</text:p>
          </table:table-cell>
          <table:table-cell office:value-type="float" office:value="39.1" calcext:value-type="float">
            <text:p>39.1</text:p>
          </table:table-cell>
          <table:table-cell office:value-type="float" office:value="19" calcext:value-type="float">
            <text:p>19</text:p>
          </table:table-cell>
          <table:table-cell office:value-type="float" office:value="34.45" calcext:value-type="float">
            <text:p>34.45</text:p>
          </table:table-cell>
          <table:table-cell table:formula="of:=32.07+16*4" office:value-type="float" office:value="96.07" calcext:value-type="float">
            <text:p>96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ober 14,198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: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deltaSIcalcit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HCO3-.tot</text:p>
          </table:table-cell>
          <table:table-cell office:value-type="string" calcext:value-type="string">
            <text:p>Ca+2.tot</text:p>
          </table:table-cell>
          <table:table-cell office:value-type="string" calcext:value-type="string">
            <text:p>Mg+2.tot</text:p>
          </table:table-cell>
          <table:table-cell office:value-type="string" calcext:value-type="string">
            <text:p>Na+.tot</text:p>
          </table:table-cell>
          <table:table-cell office:value-type="string" calcext:value-type="string">
            <text:p>K+.tot</text:p>
          </table:table-cell>
          <table:table-cell office:value-type="string" calcext:value-type="string">
            <text:p>F-.tot</text:p>
          </table:table-cell>
          <table:table-cell office:value-type="string" calcext:value-type="string">
            <text:p>Cl-.tot</text:p>
          </table:table-cell>
          <table:table-cell office:value-type="string" calcext:value-type="string">
            <text:p>SO4-2.t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37]+273.15" office:value-type="float" office:value="297.45" calcext:value-type="float">
            <text:p>297.45</text:p>
          </table:table-cell>
          <table:table-cell office:value-type="float" office:value="0" calcext:value-type="float">
            <text:p>0</text:p>
          </table:table-cell>
          <table:table-cell table:formula="of:=[.D37]" office:value-type="float" office:value="7.32" calcext:value-type="float">
            <text:p>7.32</text:p>
          </table:table-cell>
          <table:table-cell table:style-name="ce2" table:formula="of:=[.E37]/[.E$50]*0.001" office:value-type="float" office:value="0.0050475254015077" calcext:value-type="float">
            <text:p>5.0475E-03</text:p>
          </table:table-cell>
          <table:table-cell table:style-name="ce2" table:formula="of:=[.F37]/[.F$50]*0.001" office:value-type="float" office:value="0.00411676646706587" calcext:value-type="float">
            <text:p>4.1168E-03</text:p>
          </table:table-cell>
          <table:table-cell table:style-name="ce2" table:formula="of:=[.G37]/[.G$50]*0.001" office:value-type="float" office:value="0.00104483751542575" calcext:value-type="float">
            <text:p>1.0448E-03</text:p>
          </table:table-cell>
          <table:table-cell table:style-name="ce2" table:formula="of:=[.H37]/[.H$50]*0.001" office:value-type="float" office:value="0.000221739130434783" calcext:value-type="float">
            <text:p>2.2174E-04</text:p>
          </table:table-cell>
          <table:table-cell table:style-name="ce2" table:formula="of:=[.I37]/[.I$50]*0.001" office:value-type="float" office:value="0.000363171355498721" calcext:value-type="float">
            <text:p>3.6317E-04</text:p>
          </table:table-cell>
          <table:table-cell table:style-name="ce2" table:formula="of:=[.J37]/[.J$50]*0.001" office:value-type="float" office:value="0.0000526315789473684" calcext:value-type="float">
            <text:p>5.2632E-05</text:p>
          </table:table-cell>
          <table:table-cell table:style-name="ce2" table:formula="of:=[.K37]/[.K$50]*0.001" office:value-type="float" office:value="0.0000957910014513788" calcext:value-type="float">
            <text:p>9.5791E-05</text:p>
          </table:table-cell>
          <table:table-cell table:style-name="ce2" table:formula="of:=[.L37]/[.L$50]*0.001" office:value-type="float" office:value="0.0029457687103154" calcext:value-type="float">
            <text:p>2.9458E-03</text:p>
          </table:table-cell>
          <table:table-cell/>
          <table:table-cell table:formula="of:=SUMPRODUCT([.E54:.L54];[.E52:.L52])" office:value-type="float" office:value="-0.000179366951620502" calcext:value-type="float">
            <text:p>-0.000179366951620502</text:p>
          </table:table-cell>
        </table:table-row>
        <table:table-row table:style-name="ro1">
          <table:table-cell office:value-type="string" calcext:value-type="string">
            <text:p>Data:</text:p>
          </table:table-cell>
          <table:table-cell table:formula="of:=[.B38]+273.15" office:value-type="float" office:value="297.75" calcext:value-type="float">
            <text:p>297.75</text:p>
          </table:table-cell>
          <table:table-cell office:value-type="float" office:value="0" calcext:value-type="float">
            <text:p>0</text:p>
          </table:table-cell>
          <table:table-cell table:formula="of:=[.D38]" office:value-type="float" office:value="7.23" calcext:value-type="float">
            <text:p>7.23</text:p>
          </table:table-cell>
          <table:table-cell table:style-name="ce2" table:formula="of:=[.E38]/[.E$50]*0.001" office:value-type="float" office:value="0.00517862995739102" calcext:value-type="float">
            <text:p>5.1786E-03</text:p>
          </table:table-cell>
          <table:table-cell table:style-name="ce2" table:formula="of:=[.F38]/[.F$50]*0.001" office:value-type="float" office:value="0.00419161676646707" calcext:value-type="float">
            <text:p>4.1916E-03</text:p>
          </table:table-cell>
          <table:table-cell table:style-name="ce2" table:formula="of:=[.G38]/[.G$50]*0.001" office:value-type="float" office:value="0.0011517893870835" calcext:value-type="float">
            <text:p>1.1518E-03</text:p>
          </table:table-cell>
          <table:table-cell table:style-name="ce2" table:formula="of:=[.H38]/[.H$50]*0.001" office:value-type="float" office:value="0.000169565217391304" calcext:value-type="float">
            <text:p>1.6957E-04</text:p>
          </table:table-cell>
          <table:table-cell table:style-name="ce2" table:formula="of:=[.I38]/[.I$50]*0.001" office:value-type="float" office:value="0.000378516624040921" calcext:value-type="float">
            <text:p>3.7852E-04</text:p>
          </table:table-cell>
          <table:table-cell table:style-name="ce2" table:formula="of:=[.J38]/[.J$50]*0.001" office:value-type="float" office:value="0.0000578947368421053" calcext:value-type="float">
            <text:p>5.7895E-05</text:p>
          </table:table-cell>
          <table:table-cell table:style-name="ce2" table:formula="of:=[.K38]/[.K$50]*0.001" office:value-type="float" office:value="0.000101596516690856" calcext:value-type="float">
            <text:p>1.0160E-04</text:p>
          </table:table-cell>
          <table:table-cell table:style-name="ce2" table:formula="of:=[.L38]/[.L$50]*0.001" office:value-type="float" office:value="0.00302904132403456" calcext:value-type="float">
            <text:p>3.029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39]+273.15" office:value-type="float" office:value="297.85" calcext:value-type="float">
            <text:p>297.85</text:p>
          </table:table-cell>
          <table:table-cell office:value-type="float" office:value="0" calcext:value-type="float">
            <text:p>0</text:p>
          </table:table-cell>
          <table:table-cell table:formula="of:=[.D39]" office:value-type="float" office:value="7.2" calcext:value-type="float">
            <text:p>7.2</text:p>
          </table:table-cell>
          <table:table-cell table:style-name="ce2" table:formula="of:=[.E39]/[.E$50]*0.001" office:value-type="float" office:value="0.00516224188790561" calcext:value-type="float">
            <text:p>5.1622E-03</text:p>
          </table:table-cell>
          <table:table-cell table:style-name="ce2" table:formula="of:=[.F39]/[.F$50]*0.001" office:value-type="float" office:value="0.00421656686626747" calcext:value-type="float">
            <text:p>4.2166E-03</text:p>
          </table:table-cell>
          <table:table-cell table:style-name="ce2" table:formula="of:=[.G39]/[.G$50]*0.001" office:value-type="float" office:value="0.00107774578362814" calcext:value-type="float">
            <text:p>1.0777E-03</text:p>
          </table:table-cell>
          <table:table-cell table:style-name="ce2" table:formula="of:=[.H39]/[.H$50]*0.001" office:value-type="float" office:value="0.000169565217391304" calcext:value-type="float">
            <text:p>1.6957E-04</text:p>
          </table:table-cell>
          <table:table-cell table:style-name="ce2" table:formula="of:=[.I39]/[.I$50]*0.001" office:value-type="float" office:value="0.000365728900255755" calcext:value-type="float">
            <text:p>3.6573E-04</text:p>
          </table:table-cell>
          <table:table-cell table:style-name="ce2" table:formula="of:=[.J39]/[.J$50]*0.001" office:value-type="float" office:value="0.0000578947368421053" calcext:value-type="float">
            <text:p>5.7895E-05</text:p>
          </table:table-cell>
          <table:table-cell table:style-name="ce2" table:formula="of:=[.K39]/[.K$50]*0.001" office:value-type="float" office:value="0.000168359941944848" calcext:value-type="float">
            <text:p>1.6836E-04</text:p>
          </table:table-cell>
          <table:table-cell table:style-name="ce2" table:formula="of:=[.L39]/[.L$50]*0.001" office:value-type="float" office:value="0.00308108670760904" calcext:value-type="float">
            <text:p>3.0811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40]+273.15" office:value-type="float" office:value="297.45" calcext:value-type="float">
            <text:p>297.45</text:p>
          </table:table-cell>
          <table:table-cell office:value-type="float" office:value="0" calcext:value-type="float">
            <text:p>0</text:p>
          </table:table-cell>
          <table:table-cell table:formula="of:=[.D40]" office:value-type="float" office:value="7.24" calcext:value-type="float">
            <text:p>7.24</text:p>
          </table:table-cell>
          <table:table-cell table:style-name="ce2" table:formula="of:=[.E40]/[.E$50]*0.001" office:value-type="float" office:value="0.00508030154047853" calcext:value-type="float">
            <text:p>5.0803E-03</text:p>
          </table:table-cell>
          <table:table-cell table:style-name="ce2" table:formula="of:=[.F40]/[.F$50]*0.001" office:value-type="float" office:value="0.00419161676646707" calcext:value-type="float">
            <text:p>4.1916E-03</text:p>
          </table:table-cell>
          <table:table-cell table:style-name="ce2" table:formula="of:=[.G40]/[.G$50]*0.001" office:value-type="float" office:value="0.00106951871657754" calcext:value-type="float">
            <text:p>1.0695E-03</text:p>
          </table:table-cell>
          <table:table-cell table:style-name="ce2" table:formula="of:=[.H40]/[.H$50]*0.001" office:value-type="float" office:value="0.000147826086956522" calcext:value-type="float">
            <text:p>1.4783E-04</text:p>
          </table:table-cell>
          <table:table-cell table:style-name="ce2" table:formula="of:=[.I40]/[.I$50]*0.001" office:value-type="float" office:value="0.000363171355498721" calcext:value-type="float">
            <text:p>3.6317E-04</text:p>
          </table:table-cell>
          <table:table-cell table:style-name="ce2" table:formula="of:=[.J40]/[.J$50]*0.001" office:value-type="float" office:value="0.0000578947368421053" calcext:value-type="float">
            <text:p>5.7895E-05</text:p>
          </table:table-cell>
          <table:table-cell table:style-name="ce2" table:formula="of:=[.K40]/[.K$50]*0.001" office:value-type="float" office:value="0.0000928882438316401" calcext:value-type="float">
            <text:p>9.2888E-05</text:p>
          </table:table-cell>
          <table:table-cell table:style-name="ce2" table:formula="of:=[.L40]/[.L$50]*0.001" office:value-type="float" office:value="0.0029457687103154" calcext:value-type="float">
            <text:p>2.945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41]+273.15" office:value-type="float" office:value="296.75" calcext:value-type="float">
            <text:p>296.75</text:p>
          </table:table-cell>
          <table:table-cell office:value-type="float" office:value="0" calcext:value-type="float">
            <text:p>0</text:p>
          </table:table-cell>
          <table:table-cell table:formula="of:=[.D41]" office:value-type="float" office:value="7.43" calcext:value-type="float">
            <text:p>7.43</text:p>
          </table:table-cell>
          <table:table-cell table:style-name="ce2" table:formula="of:=[.E41]/[.E$50]*0.001" office:value-type="float" office:value="0.00514585381842019" calcext:value-type="float">
            <text:p>5.1459E-03</text:p>
          </table:table-cell>
          <table:table-cell table:style-name="ce2" table:formula="of:=[.F41]/[.F$50]*0.001" office:value-type="float" office:value="0.00419161676646707" calcext:value-type="float">
            <text:p>4.1916E-03</text:p>
          </table:table-cell>
          <table:table-cell table:style-name="ce2" table:formula="of:=[.G41]/[.G$50]*0.001" office:value-type="float" office:value="0.00107774578362814" calcext:value-type="float">
            <text:p>1.0777E-03</text:p>
          </table:table-cell>
          <table:table-cell table:style-name="ce2" table:formula="of:=[.H41]/[.H$50]*0.001" office:value-type="float" office:value="0.000121739130434783" calcext:value-type="float">
            <text:p>1.2174E-04</text:p>
          </table:table-cell>
          <table:table-cell table:style-name="ce2" table:formula="of:=[.I41]/[.I$50]*0.001" office:value-type="float" office:value="0.000329923273657289" calcext:value-type="float">
            <text:p>3.2992E-04</text:p>
          </table:table-cell>
          <table:table-cell table:style-name="ce2" table:formula="of:=[.J41]/[.J$50]*0.001" office:value-type="float" office:value="0.0000631578947368421" calcext:value-type="float">
            <text:p>6.3158E-05</text:p>
          </table:table-cell>
          <table:table-cell table:style-name="ce2" table:formula="of:=[.K41]/[.K$50]*0.001" office:value-type="float" office:value="0.000101596516690856" calcext:value-type="float">
            <text:p>1.0160E-04</text:p>
          </table:table-cell>
          <table:table-cell table:style-name="ce2" table:formula="of:=[.L41]/[.L$50]*0.001" office:value-type="float" office:value="0.00299781409388987" calcext:value-type="float">
            <text:p>2.997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42]+273.15" office:value-type="float" office:value="294.55" calcext:value-type="float">
            <text:p>294.55</text:p>
          </table:table-cell>
          <table:table-cell office:value-type="float" office:value="0" calcext:value-type="float">
            <text:p>0</text:p>
          </table:table-cell>
          <table:table-cell table:formula="of:=[.D42]" office:value-type="float" office:value="7.79" calcext:value-type="float">
            <text:p>7.79</text:p>
          </table:table-cell>
          <table:table-cell table:style-name="ce2" table:formula="of:=[.E42]/[.E$50]*0.001" office:value-type="float" office:value="0.00511307767944936" calcext:value-type="float">
            <text:p>5.1131E-03</text:p>
          </table:table-cell>
          <table:table-cell table:style-name="ce2" table:formula="of:=[.F42]/[.F$50]*0.001" office:value-type="float" office:value="0.00414171656686627" calcext:value-type="float">
            <text:p>4.1417E-03</text:p>
          </table:table-cell>
          <table:table-cell table:style-name="ce2" table:formula="of:=[.G42]/[.G$50]*0.001" office:value-type="float" office:value="0.00105306458247635" calcext:value-type="float">
            <text:p>1.0531E-03</text:p>
          </table:table-cell>
          <table:table-cell table:style-name="ce2" table:formula="of:=[.H42]/[.H$50]*0.001" office:value-type="float" office:value="0.000152173913043478" calcext:value-type="float">
            <text:p>1.5217E-04</text:p>
          </table:table-cell>
          <table:table-cell table:style-name="ce2" table:formula="of:=[.I42]/[.I$50]*0.001" office:value-type="float" office:value="0.000355498721227622" calcext:value-type="float">
            <text:p>3.5550E-04</text:p>
          </table:table-cell>
          <table:table-cell table:style-name="ce2" table:formula="of:=[.J42]/[.J$50]*0.001" office:value-type="float" office:value="0.0000631578947368421" calcext:value-type="float">
            <text:p>6.3158E-05</text:p>
          </table:table-cell>
          <table:table-cell table:style-name="ce2" table:formula="of:=[.K42]/[.K$50]*0.001" office:value-type="float" office:value="0.0000986937590711176" calcext:value-type="float">
            <text:p>9.8694E-05</text:p>
          </table:table-cell>
          <table:table-cell table:style-name="ce2" table:formula="of:=[.L42]/[.L$50]*0.001" office:value-type="float" office:value="0.00297699594046008" calcext:value-type="float">
            <text:p>2.977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43]+273.15" office:value-type="float" office:value="293.65" calcext:value-type="float">
            <text:p>293.65</text:p>
          </table:table-cell>
          <table:table-cell office:value-type="float" office:value="0" calcext:value-type="float">
            <text:p>0</text:p>
          </table:table-cell>
          <table:table-cell table:formula="of:=[.D43]" office:value-type="float" office:value="8.06" calcext:value-type="float">
            <text:p>8.06</text:p>
          </table:table-cell>
          <table:table-cell table:style-name="ce2" table:formula="of:=[.E43]/[.E$50]*0.001" office:value-type="float" office:value="0.00509668960996395" calcext:value-type="float">
            <text:p>5.0967E-03</text:p>
          </table:table-cell>
          <table:table-cell table:style-name="ce2" table:formula="of:=[.F43]/[.F$50]*0.001" office:value-type="float" office:value="0.00409181636726547" calcext:value-type="float">
            <text:p>4.0918E-03</text:p>
          </table:table-cell>
          <table:table-cell table:style-name="ce2" table:formula="of:=[.G43]/[.G$50]*0.001" office:value-type="float" office:value="0.00103661044837515" calcext:value-type="float">
            <text:p>1.0366E-03</text:p>
          </table:table-cell>
          <table:table-cell table:style-name="ce2" table:formula="of:=[.H43]/[.H$50]*0.001" office:value-type="float" office:value="0.000160869565217391" calcext:value-type="float">
            <text:p>1.6087E-04</text:p>
          </table:table-cell>
          <table:table-cell table:style-name="ce2" table:formula="of:=[.I43]/[.I$50]*0.001" office:value-type="float" office:value="0.000358056265984655" calcext:value-type="float">
            <text:p>3.5806E-04</text:p>
          </table:table-cell>
          <table:table-cell table:style-name="ce2" table:formula="of:=[.J43]/[.J$50]*0.001" office:value-type="float" office:value="0.0000526315789473684" calcext:value-type="float">
            <text:p>5.2632E-05</text:p>
          </table:table-cell>
          <table:table-cell table:style-name="ce2" table:formula="of:=[.K43]/[.K$50]*0.001" office:value-type="float" office:value="0.000101596516690856" calcext:value-type="float">
            <text:p>1.0160E-04</text:p>
          </table:table-cell>
          <table:table-cell table:style-name="ce2" table:formula="of:=[.L43]/[.L$50]*0.001" office:value-type="float" office:value="0.0029457687103154" calcext:value-type="float">
            <text:p>2.945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44]+273.15" office:value-type="float" office:value="292.85" calcext:value-type="float">
            <text:p>292.85</text:p>
          </table:table-cell>
          <table:table-cell office:value-type="float" office:value="0" calcext:value-type="float">
            <text:p>0</text:p>
          </table:table-cell>
          <table:table-cell table:formula="of:=[.D44]" office:value-type="float" office:value="8.27" calcext:value-type="float">
            <text:p>8.27</text:p>
          </table:table-cell>
          <table:table-cell table:style-name="ce2" table:formula="of:=[.E44]/[.E$50]*0.001" office:value-type="float" office:value="0.00455588331694526" calcext:value-type="float">
            <text:p>4.5559E-03</text:p>
          </table:table-cell>
          <table:table-cell table:style-name="ce2" table:formula="of:=[.F44]/[.F$50]*0.001" office:value-type="float" office:value="0.00399201596806387" calcext:value-type="float">
            <text:p>3.9920E-03</text:p>
          </table:table-cell>
          <table:table-cell table:style-name="ce2" table:formula="of:=[.G44]/[.G$50]*0.001" office:value-type="float" office:value="0.00105306458247635" calcext:value-type="float">
            <text:p>1.0531E-03</text:p>
          </table:table-cell>
          <table:table-cell table:style-name="ce2" table:formula="of:=[.H44]/[.H$50]*0.001" office:value-type="float" office:value="0.000156521739130435" calcext:value-type="float">
            <text:p>1.5652E-04</text:p>
          </table:table-cell>
          <table:table-cell table:style-name="ce2" table:formula="of:=[.I44]/[.I$50]*0.001" office:value-type="float" office:value="0.000365728900255755" calcext:value-type="float">
            <text:p>3.6573E-04</text:p>
          </table:table-cell>
          <table:table-cell table:style-name="ce2" table:formula="of:=[.J44]/[.J$50]*0.001" office:value-type="float" office:value="0.0000526315789473684" calcext:value-type="float">
            <text:p>5.2632E-05</text:p>
          </table:table-cell>
          <table:table-cell table:style-name="ce2" table:formula="of:=[.K44]/[.K$50]*0.001" office:value-type="float" office:value="0.000110304789550073" calcext:value-type="float">
            <text:p>1.1030E-04</text:p>
          </table:table-cell>
          <table:table-cell table:style-name="ce2" table:formula="of:=[.L44]/[.L$50]*0.001" office:value-type="float" office:value="0.00297699594046008" calcext:value-type="float">
            <text:p>2.977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45]+273.15" office:value-type="float" office:value="292.75" calcext:value-type="float">
            <text:p>292.75</text:p>
          </table:table-cell>
          <table:table-cell office:value-type="float" office:value="0" calcext:value-type="float">
            <text:p>0</text:p>
          </table:table-cell>
          <table:table-cell table:formula="of:=[.D45]" office:value-type="float" office:value="8.28" calcext:value-type="float">
            <text:p>8.28</text:p>
          </table:table-cell>
          <table:table-cell table:style-name="ce2" table:formula="of:=[.E45]/[.E$50]*0.001" office:value-type="float" office:value="0.00447394296951819" calcext:value-type="float">
            <text:p>4.4739E-03</text:p>
          </table:table-cell>
          <table:table-cell table:style-name="ce2" table:formula="of:=[.F45]/[.F$50]*0.001" office:value-type="float" office:value="0.00391716566866268" calcext:value-type="float">
            <text:p>3.9172E-03</text:p>
          </table:table-cell>
          <table:table-cell table:style-name="ce2" table:formula="of:=[.G45]/[.G$50]*0.001" office:value-type="float" office:value="0.00104895104895105" calcext:value-type="float">
            <text:p>1.0490E-03</text:p>
          </table:table-cell>
          <table:table-cell table:style-name="ce2" table:formula="of:=[.H45]/[.H$50]*0.001" office:value-type="float" office:value="0.000134782608695652" calcext:value-type="float">
            <text:p>1.3478E-04</text:p>
          </table:table-cell>
          <table:table-cell table:style-name="ce2" table:formula="of:=[.I45]/[.I$50]*0.001" office:value-type="float" office:value="0.000358056265984655" calcext:value-type="float">
            <text:p>3.5806E-04</text:p>
          </table:table-cell>
          <table:table-cell table:style-name="ce2" table:formula="of:=[.J45]/[.J$50]*0.001" office:value-type="float" office:value="0.0000578947368421053" calcext:value-type="float">
            <text:p>5.7895E-05</text:p>
          </table:table-cell>
          <table:table-cell table:style-name="ce2" table:formula="of:=[.K45]/[.K$50]*0.001" office:value-type="float" office:value="0.0000986937590711176" calcext:value-type="float">
            <text:p>9.8694E-05</text:p>
          </table:table-cell>
          <table:table-cell table:style-name="ce2" table:formula="of:=[.L45]/[.L$50]*0.001" office:value-type="float" office:value="0.0029457687103154" calcext:value-type="float">
            <text:p>2.945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46]+273.15" office:value-type="float" office:value="291.55" calcext:value-type="float">
            <text:p>291.55</text:p>
          </table:table-cell>
          <table:table-cell office:value-type="float" office:value="0" calcext:value-type="float">
            <text:p>0</text:p>
          </table:table-cell>
          <table:table-cell table:formula="of:=[.D46]" office:value-type="float" office:value="8.37" calcext:value-type="float">
            <text:p>8.37</text:p>
          </table:table-cell>
          <table:table-cell table:style-name="ce2" table:formula="of:=[.E46]/[.E$50]*0.001" office:value-type="float" office:value="0.00432645034414946" calcext:value-type="float">
            <text:p>4.3265E-03</text:p>
          </table:table-cell>
          <table:table-cell table:style-name="ce2" table:formula="of:=[.F46]/[.F$50]*0.001" office:value-type="float" office:value="0.00376746506986028" calcext:value-type="float">
            <text:p>3.7675E-03</text:p>
          </table:table-cell>
          <table:table-cell table:style-name="ce2" table:formula="of:=[.G46]/[.G$50]*0.001" office:value-type="float" office:value="0.00105306458247635" calcext:value-type="float">
            <text:p>1.0531E-03</text:p>
          </table:table-cell>
          <table:table-cell table:style-name="ce2" table:formula="of:=[.H46]/[.H$50]*0.001" office:value-type="float" office:value="0.000139130434782609" calcext:value-type="float">
            <text:p>1.3913E-04</text:p>
          </table:table-cell>
          <table:table-cell table:style-name="ce2" table:formula="of:=[.I46]/[.I$50]*0.001" office:value-type="float" office:value="0.000365728900255755" calcext:value-type="float">
            <text:p>3.6573E-04</text:p>
          </table:table-cell>
          <table:table-cell table:style-name="ce2" table:formula="of:=[.J46]/[.J$50]*0.001" office:value-type="float" office:value="0.0000526315789473684" calcext:value-type="float">
            <text:p>5.2632E-05</text:p>
          </table:table-cell>
          <table:table-cell table:style-name="ce2" table:formula="of:=[.K46]/[.K$50]*0.001" office:value-type="float" office:value="0.0000986937590711176" calcext:value-type="float">
            <text:p>9.8694E-05</text:p>
          </table:table-cell>
          <table:table-cell table:style-name="ce2" table:formula="of:=[.L46]/[.L$50]*0.001" office:value-type="float" office:value="0.0029457687103154" calcext:value-type="float">
            <text:p>2.945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47]+273.15" office:value-type="float" office:value="287.55" calcext:value-type="float">
            <text:p>287.55</text:p>
          </table:table-cell>
          <table:table-cell office:value-type="float" office:value="0" calcext:value-type="float">
            <text:p>0</text:p>
          </table:table-cell>
          <table:table-cell table:formula="of:=[.D47]" office:value-type="float" office:value="8.25" calcext:value-type="float">
            <text:p>8.25</text:p>
          </table:table-cell>
          <table:table-cell table:style-name="ce2" table:formula="of:=[.E47]/[.E$50]*0.001" office:value-type="float" office:value="0.00344149459193707" calcext:value-type="float">
            <text:p>3.4415E-03</text:p>
          </table:table-cell>
          <table:table-cell table:style-name="ce2" table:formula="of:=[.F47]/[.F$50]*0.001" office:value-type="float" office:value="0.0030439121756487" calcext:value-type="float">
            <text:p>3.0439E-03</text:p>
          </table:table-cell>
          <table:table-cell table:style-name="ce2" table:formula="of:=[.G47]/[.G$50]*0.001" office:value-type="float" office:value="0.000876182640888523" calcext:value-type="float">
            <text:p>8.7618E-04</text:p>
          </table:table-cell>
          <table:table-cell table:style-name="ce2" table:formula="of:=[.H47]/[.H$50]*0.001" office:value-type="float" office:value="0.000143478260869565" calcext:value-type="float">
            <text:p>1.4348E-04</text:p>
          </table:table-cell>
          <table:table-cell table:style-name="ce2" table:formula="of:=[.I47]/[.I$50]*0.001" office:value-type="float" office:value="0.00029156010230179" calcext:value-type="float">
            <text:p>2.9156E-04</text:p>
          </table:table-cell>
          <table:table-cell table:style-name="ce2" table:formula="of:=[.J47]/[.J$50]*0.001" office:value-type="float" office:value="0.0000368421052631579" calcext:value-type="float">
            <text:p>3.6842E-05</text:p>
          </table:table-cell>
          <table:table-cell table:style-name="ce2" table:formula="of:=[.K47]/[.K$50]*0.001" office:value-type="float" office:value="0.00011611030478955" calcext:value-type="float">
            <text:p>1.1611E-04</text:p>
          </table:table-cell>
          <table:table-cell table:style-name="ce2" table:formula="of:=[.L47]/[.L$50]*0.001" office:value-type="float" office:value="0.00256063287186427" calcext:value-type="float">
            <text:p>2.560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48]+273.15" office:value-type="float" office:value="273.15" calcext:value-type="float">
            <text:p>273.15</text:p>
          </table:table-cell>
          <table:table-cell office:value-type="float" office:value="0.5" calcext:value-type="float">
            <text:p>0.5</text:p>
          </table:table-cell>
          <table:table-cell office:value-type="float" office:value="8.25" calcext:value-type="float">
            <text:p>8.25</text:p>
          </table:table-cell>
          <table:table-cell table:style-name="ce2" office:value-type="float" office:value="0.00344262295081967" calcext:value-type="float">
            <text:p>3.4426E-03</text:p>
          </table:table-cell>
          <table:table-cell table:style-name="ce2" office:value-type="float" office:value="0.00305" calcext:value-type="float">
            <text:p>3.0500E-03</text:p>
          </table:table-cell>
          <table:table-cell table:style-name="ce2" office:value-type="float" office:value="0.0008875" calcext:value-type="float">
            <text:p>8.8750E-04</text:p>
          </table:table-cell>
          <table:table-cell table:style-name="ce2" office:value-type="float" office:value="0.000143478260869565" calcext:value-type="float">
            <text:p>1.4348E-04</text:p>
          </table:table-cell>
          <table:table-cell table:style-name="ce2" office:value-type="float" office:value="0.000292307692307692" calcext:value-type="float">
            <text:p>2.9231E-04</text:p>
          </table:table-cell>
          <table:table-cell table:style-name="ce2" office:value-type="float" office:value="0.0000368421052631579" calcext:value-type="float">
            <text:p>3.6842E-05</text:p>
          </table:table-cell>
          <table:table-cell table:style-name="ce2" office:value-type="float" office:value="0.000115942028985507" calcext:value-type="float">
            <text:p>1.1594E-04</text:p>
          </table:table-cell>
          <table:table-cell table:style-name="ce2" office:value-type="float" office:value="0.0025625" calcext:value-type="float">
            <text:p>2.5625E-0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date" office:date-value="1985-04-06" calcext:value-type="date">
            <text:p>04/06/85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ar: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deltaSIcalcit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HCO3-.tot</text:p>
          </table:table-cell>
          <table:table-cell office:value-type="string" calcext:value-type="string">
            <text:p>Ca+2.tot</text:p>
          </table:table-cell>
          <table:table-cell office:value-type="string" calcext:value-type="string">
            <text:p>Mg+2.tot</text:p>
          </table:table-cell>
          <table:table-cell office:value-type="string" calcext:value-type="string">
            <text:p>Na+.tot</text:p>
          </table:table-cell>
          <table:table-cell office:value-type="string" calcext:value-type="string">
            <text:p>K+.tot</text:p>
          </table:table-cell>
          <table:table-cell office:value-type="string" calcext:value-type="string">
            <text:p>F-.tot</text:p>
          </table:table-cell>
          <table:table-cell office:value-type="string" calcext:value-type="string">
            <text:p>Cl-.tot</text:p>
          </table:table-cell>
          <table:table-cell office:value-type="string" calcext:value-type="string">
            <text:p>SO4-2.t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19]+273.15" office:value-type="float" office:value="293.15" calcext:value-type="float">
            <text:p>293.15</text:p>
          </table:table-cell>
          <table:table-cell office:value-type="float" office:value="0" calcext:value-type="float">
            <text:p>0</text:p>
          </table:table-cell>
          <table:table-cell table:formula="of:=[.D19]" office:value-type="float" office:value="6.98" calcext:value-type="float">
            <text:p>6.98</text:p>
          </table:table-cell>
          <table:table-cell table:style-name="ce2" table:formula="of:=[.E19]/[.E$50]*0.001" office:value-type="float" office:value="0.00383480825958702" calcext:value-type="float">
            <text:p>3.8348E-03</text:p>
          </table:table-cell>
          <table:table-cell table:style-name="ce2" table:formula="of:=[.F19]/[.F$50]*0.001" office:value-type="float" office:value="0.00254491017964072" calcext:value-type="float">
            <text:p>2.5449E-03</text:p>
          </table:table-cell>
          <table:table-cell table:style-name="ce2" table:formula="of:=[.G19]/[.G$50]*0.001" office:value-type="float" office:value="0.000699300699300699" calcext:value-type="float">
            <text:p>6.9930E-04</text:p>
          </table:table-cell>
          <table:table-cell table:style-name="ce2" table:formula="of:=[.H19]/[.H$50]*0.001" office:value-type="float" office:value="0.000108695652173913" calcext:value-type="float">
            <text:p>1.0870E-04</text:p>
          </table:table-cell>
          <table:table-cell table:style-name="ce2" table:formula="of:=[.I19]/[.I$50]*0.001" office:value-type="float" office:value="0.000173913043478261" calcext:value-type="float">
            <text:p>1.7391E-04</text:p>
          </table:table-cell>
          <table:table-cell table:style-name="ce2" table:formula="of:=[.J19]/[.J$50]*0.001" office:value-type="float" office:value="0.0000263157894736842" calcext:value-type="float">
            <text:p>2.6316E-05</text:p>
          </table:table-cell>
          <table:table-cell table:style-name="ce2" table:formula="of:=[.K19]/[.K$50]*0.001" office:value-type="float" office:value="0.0000957910014513788" calcext:value-type="float">
            <text:p>9.5791E-05</text:p>
          </table:table-cell>
          <table:table-cell table:style-name="ce2" table:formula="of:=[.L19]/[.L$50]*0.001" office:value-type="float" office:value="0.00156136150723431" calcext:value-type="float">
            <text:p>1.5614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0]+273.15" office:value-type="float" office:value="293.15" calcext:value-type="float">
            <text:p>293.15</text:p>
          </table:table-cell>
          <table:table-cell office:value-type="float" office:value="0" calcext:value-type="float">
            <text:p>0</text:p>
          </table:table-cell>
          <table:table-cell table:formula="of:=[.D20]" office:value-type="float" office:value="6.91" calcext:value-type="float">
            <text:p>6.91</text:p>
          </table:table-cell>
          <table:table-cell table:style-name="ce2" table:formula="of:=[.E20]/[.E$50]*0.001" office:value-type="float" office:value="0.00391674860701409" calcext:value-type="float">
            <text:p>3.9167E-03</text:p>
          </table:table-cell>
          <table:table-cell table:style-name="ce2" table:formula="of:=[.F20]/[.F$50]*0.001" office:value-type="float" office:value="0.00261976047904192" calcext:value-type="float">
            <text:p>2.6198E-03</text:p>
          </table:table-cell>
          <table:table-cell table:style-name="ce2" table:formula="of:=[.G20]/[.G$50]*0.001" office:value-type="float" office:value="0.000703414232825998" calcext:value-type="float">
            <text:p>7.0341E-04</text:p>
          </table:table-cell>
          <table:table-cell table:style-name="ce2" table:formula="of:=[.H20]/[.H$50]*0.001" office:value-type="float" office:value="0.000126086956521739" calcext:value-type="float">
            <text:p>1.2609E-04</text:p>
          </table:table-cell>
          <table:table-cell table:style-name="ce2" table:formula="of:=[.I20]/[.I$50]*0.001" office:value-type="float" office:value="0.000186700767263427" calcext:value-type="float">
            <text:p>1.8670E-04</text:p>
          </table:table-cell>
          <table:table-cell table:style-name="ce2" table:formula="of:=[.J20]/[.J$50]*0.001" office:value-type="float" office:value="0.0000315789473684211" calcext:value-type="float">
            <text:p>3.1579E-05</text:p>
          </table:table-cell>
          <table:table-cell table:style-name="ce2" table:formula="of:=[.K20]/[.K$50]*0.001" office:value-type="float" office:value="0.000113207547169811" calcext:value-type="float">
            <text:p>1.1321E-04</text:p>
          </table:table-cell>
          <table:table-cell table:style-name="ce2" table:formula="of:=[.L20]/[.L$50]*0.001" office:value-type="float" office:value="0.00165504319766837" calcext:value-type="float">
            <text:p>1.655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1]+273.15" office:value-type="float" office:value="293.15" calcext:value-type="float">
            <text:p>293.15</text:p>
          </table:table-cell>
          <table:table-cell office:value-type="float" office:value="0" calcext:value-type="float">
            <text:p>0</text:p>
          </table:table-cell>
          <table:table-cell table:formula="of:=[.D21]" office:value-type="float" office:value="6.89" calcext:value-type="float">
            <text:p>6.89</text:p>
          </table:table-cell>
          <table:table-cell table:style-name="ce2" table:formula="of:=[.E21]/[.E$50]*0.001" office:value-type="float" office:value="0.00393313667649951" calcext:value-type="float">
            <text:p>3.9331E-03</text:p>
          </table:table-cell>
          <table:table-cell table:style-name="ce2" table:formula="of:=[.F21]/[.F$50]*0.001" office:value-type="float" office:value="0.00264471057884232" calcext:value-type="float">
            <text:p>2.6447E-03</text:p>
          </table:table-cell>
          <table:table-cell table:style-name="ce2" table:formula="of:=[.G21]/[.G$50]*0.001" office:value-type="float" office:value="0.000682846565199507" calcext:value-type="float">
            <text:p>6.8285E-04</text:p>
          </table:table-cell>
          <table:table-cell table:style-name="ce2" table:formula="of:=[.H21]/[.H$50]*0.001" office:value-type="float" office:value="0.000104347826086957" calcext:value-type="float">
            <text:p>1.0435E-04</text:p>
          </table:table-cell>
          <table:table-cell table:style-name="ce2" table:formula="of:=[.I21]/[.I$50]*0.001" office:value-type="float" office:value="0.000176470588235294" calcext:value-type="float">
            <text:p>1.7647E-04</text:p>
          </table:table-cell>
          <table:table-cell table:style-name="ce2" table:formula="of:=[.J21]/[.J$50]*0.001" office:value-type="float" office:value="0.0000315789473684211" calcext:value-type="float">
            <text:p>3.1579E-05</text:p>
          </table:table-cell>
          <table:table-cell table:style-name="ce2" table:formula="of:=[.K21]/[.K$50]*0.001" office:value-type="float" office:value="0.000110304789550073" calcext:value-type="float">
            <text:p>1.1030E-04</text:p>
          </table:table-cell>
          <table:table-cell table:style-name="ce2" table:formula="of:=[.L21]/[.L$50]*0.001" office:value-type="float" office:value="0.00165504319766837" calcext:value-type="float">
            <text:p>1.655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2]+273.15" office:value-type="float" office:value="292.65" calcext:value-type="float">
            <text:p>292.65</text:p>
          </table:table-cell>
          <table:table-cell office:value-type="float" office:value="0" calcext:value-type="float">
            <text:p>0</text:p>
          </table:table-cell>
          <table:table-cell table:formula="of:=[.D22]" office:value-type="float" office:value="7.01" calcext:value-type="float">
            <text:p>7.01</text:p>
          </table:table-cell>
          <table:table-cell table:style-name="ce2" table:formula="of:=[.E22]/[.E$50]*0.001" office:value-type="float" office:value="0.00388397246804326" calcext:value-type="float">
            <text:p>3.8840E-03</text:p>
          </table:table-cell>
          <table:table-cell table:style-name="ce2" table:formula="of:=[.F22]/[.F$50]*0.001" office:value-type="float" office:value="0.00256986027944112" calcext:value-type="float">
            <text:p>2.5699E-03</text:p>
          </table:table-cell>
          <table:table-cell table:style-name="ce2" table:formula="of:=[.G22]/[.G$50]*0.001" office:value-type="float" office:value="0.000707527766351296" calcext:value-type="float">
            <text:p>7.0753E-04</text:p>
          </table:table-cell>
          <table:table-cell table:style-name="ce2" table:formula="of:=[.H22]/[.H$50]*0.001" office:value-type="float" office:value="0.000130434782608696" calcext:value-type="float">
            <text:p>1.3043E-04</text:p>
          </table:table-cell>
          <table:table-cell table:style-name="ce2" table:formula="of:=[.I22]/[.I$50]*0.001" office:value-type="float" office:value="0.000181585677749361" calcext:value-type="float">
            <text:p>1.8159E-04</text:p>
          </table:table-cell>
          <table:table-cell table:style-name="ce2" table:formula="of:=[.J22]/[.J$50]*0.001" office:value-type="float" office:value="0.0000315789473684211" calcext:value-type="float">
            <text:p>3.1579E-05</text:p>
          </table:table-cell>
          <table:table-cell table:style-name="ce2" table:formula="of:=[.K22]/[.K$50]*0.001" office:value-type="float" office:value="0.000104499274310595" calcext:value-type="float">
            <text:p>1.0450E-04</text:p>
          </table:table-cell>
          <table:table-cell table:style-name="ce2" table:formula="of:=[.L22]/[.L$50]*0.001" office:value-type="float" office:value="0.00164463412095347" calcext:value-type="float">
            <text:p>1.644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3]+273.15" office:value-type="float" office:value="290.15" calcext:value-type="float">
            <text:p>290.15</text:p>
          </table:table-cell>
          <table:table-cell office:value-type="float" office:value="0" calcext:value-type="float">
            <text:p>0</text:p>
          </table:table-cell>
          <table:table-cell table:formula="of:=[.D23]" office:value-type="float" office:value="7.19" calcext:value-type="float">
            <text:p>7.19</text:p>
          </table:table-cell>
          <table:table-cell table:style-name="ce2" table:formula="of:=[.E23]/[.E$50]*0.001" office:value-type="float" office:value="0.00388397246804326" calcext:value-type="float">
            <text:p>3.8840E-03</text:p>
          </table:table-cell>
          <table:table-cell table:style-name="ce2" table:formula="of:=[.F23]/[.F$50]*0.001" office:value-type="float" office:value="0.00259481037924152" calcext:value-type="float">
            <text:p>2.5948E-03</text:p>
          </table:table-cell>
          <table:table-cell table:style-name="ce2" table:formula="of:=[.G23]/[.G$50]*0.001" office:value-type="float" office:value="0.000682846565199507" calcext:value-type="float">
            <text:p>6.8285E-04</text:p>
          </table:table-cell>
          <table:table-cell table:style-name="ce2" table:formula="of:=[.H23]/[.H$50]*0.001" office:value-type="float" office:value="0.000104347826086957" calcext:value-type="float">
            <text:p>1.0435E-04</text:p>
          </table:table-cell>
          <table:table-cell table:style-name="ce2" table:formula="of:=[.I23]/[.I$50]*0.001" office:value-type="float" office:value="0.000168797953964194" calcext:value-type="float">
            <text:p>1.6880E-04</text:p>
          </table:table-cell>
          <table:table-cell table:style-name="ce2" table:formula="of:=[.J23]/[.J$50]*0.001" office:value-type="float" office:value="0.0000315789473684211" calcext:value-type="float">
            <text:p>3.1579E-05</text:p>
          </table:table-cell>
          <table:table-cell table:style-name="ce2" table:formula="of:=[.K23]/[.K$50]*0.001" office:value-type="float" office:value="0.000110304789550073" calcext:value-type="float">
            <text:p>1.1030E-04</text:p>
          </table:table-cell>
          <table:table-cell table:style-name="ce2" table:formula="of:=[.L23]/[.L$50]*0.001" office:value-type="float" office:value="0.00164463412095347" calcext:value-type="float">
            <text:p>1.644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4]+273.15" office:value-type="float" office:value="290.15" calcext:value-type="float">
            <text:p>290.15</text:p>
          </table:table-cell>
          <table:table-cell office:value-type="float" office:value="0" calcext:value-type="float">
            <text:p>0</text:p>
          </table:table-cell>
          <table:table-cell table:formula="of:=[.D24]" office:value-type="float" office:value="7.41" calcext:value-type="float">
            <text:p>7.41</text:p>
          </table:table-cell>
          <table:table-cell table:style-name="ce2" table:formula="of:=[.E24]/[.E$50]*0.001" office:value-type="float" office:value="0.00385119632907244" calcext:value-type="float">
            <text:p>3.8512E-03</text:p>
          </table:table-cell>
          <table:table-cell table:style-name="ce2" table:formula="of:=[.F24]/[.F$50]*0.001" office:value-type="float" office:value="0.00259481037924152" calcext:value-type="float">
            <text:p>2.5948E-03</text:p>
          </table:table-cell>
          <table:table-cell table:style-name="ce2" table:formula="of:=[.G24]/[.G$50]*0.001" office:value-type="float" office:value="0.000695187165775401" calcext:value-type="float">
            <text:p>6.9519E-04</text:p>
          </table:table-cell>
          <table:table-cell table:style-name="ce2" table:formula="of:=[.H24]/[.H$50]*0.001" office:value-type="float" office:value="0.000108695652173913" calcext:value-type="float">
            <text:p>1.0870E-04</text:p>
          </table:table-cell>
          <table:table-cell table:style-name="ce2" table:formula="of:=[.I24]/[.I$50]*0.001" office:value-type="float" office:value="0.000166240409207161" calcext:value-type="float">
            <text:p>1.6624E-04</text:p>
          </table:table-cell>
          <table:table-cell table:style-name="ce2" table:formula="of:=[.J24]/[.J$50]*0.001" office:value-type="float" office:value="0.0000315789473684211" calcext:value-type="float">
            <text:p>3.1579E-05</text:p>
          </table:table-cell>
          <table:table-cell table:style-name="ce2" table:formula="of:=[.K24]/[.K$50]*0.001" office:value-type="float" office:value="0.000107402031930334" calcext:value-type="float">
            <text:p>1.0740E-04</text:p>
          </table:table-cell>
          <table:table-cell table:style-name="ce2" table:formula="of:=[.L24]/[.L$50]*0.001" office:value-type="float" office:value="0.00166545227438326" calcext:value-type="float">
            <text:p>1.6655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5]+273.15" office:value-type="float" office:value="289.65" calcext:value-type="float">
            <text:p>289.65</text:p>
          </table:table-cell>
          <table:table-cell office:value-type="float" office:value="0" calcext:value-type="float">
            <text:p>0</text:p>
          </table:table-cell>
          <table:table-cell table:formula="of:=[.D25]" office:value-type="float" office:value="7.83" calcext:value-type="float">
            <text:p>7.83</text:p>
          </table:table-cell>
          <table:table-cell table:style-name="ce2" table:formula="of:=[.E25]/[.E$50]*0.001" office:value-type="float" office:value="0.00383480825958702" calcext:value-type="float">
            <text:p>3.8348E-03</text:p>
          </table:table-cell>
          <table:table-cell table:style-name="ce2" table:formula="of:=[.F25]/[.F$50]*0.001" office:value-type="float" office:value="0.00254491017964072" calcext:value-type="float">
            <text:p>2.5449E-03</text:p>
          </table:table-cell>
          <table:table-cell table:style-name="ce2" table:formula="of:=[.G25]/[.G$50]*0.001" office:value-type="float" office:value="0.000678733031674208" calcext:value-type="float">
            <text:p>6.7873E-04</text:p>
          </table:table-cell>
          <table:table-cell table:style-name="ce2" table:formula="of:=[.H25]/[.H$50]*0.001" office:value-type="float" office:value="0.000121739130434783" calcext:value-type="float">
            <text:p>1.2174E-04</text:p>
          </table:table-cell>
          <table:table-cell table:style-name="ce2" table:formula="of:=[.I25]/[.I$50]*0.001" office:value-type="float" office:value="0.000176470588235294" calcext:value-type="float">
            <text:p>1.7647E-04</text:p>
          </table:table-cell>
          <table:table-cell table:style-name="ce2" table:formula="of:=[.J25]/[.J$50]*0.001" office:value-type="float" office:value="0.0000315789473684211" calcext:value-type="float">
            <text:p>3.1579E-05</text:p>
          </table:table-cell>
          <table:table-cell table:style-name="ce2" table:formula="of:=[.K25]/[.K$50]*0.001" office:value-type="float" office:value="0.000110304789550073" calcext:value-type="float">
            <text:p>1.1030E-04</text:p>
          </table:table-cell>
          <table:table-cell table:style-name="ce2" table:formula="of:=[.L25]/[.L$50]*0.001" office:value-type="float" office:value="0.00168627042781305" calcext:value-type="float">
            <text:p>1.6863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6]+273.15" office:value-type="float" office:value="286.15" calcext:value-type="float">
            <text:p>286.15</text:p>
          </table:table-cell>
          <table:table-cell office:value-type="float" office:value="0" calcext:value-type="float">
            <text:p>0</text:p>
          </table:table-cell>
          <table:table-cell table:formula="of:=[.D26]" office:value-type="float" office:value="7.98" calcext:value-type="float">
            <text:p>7.98</text:p>
          </table:table-cell>
          <table:table-cell table:style-name="ce2" table:formula="of:=[.E26]/[.E$50]*0.001" office:value-type="float" office:value="0.00367092756473287" calcext:value-type="float">
            <text:p>3.6709E-03</text:p>
          </table:table-cell>
          <table:table-cell table:style-name="ce2" table:formula="of:=[.F26]/[.F$50]*0.001" office:value-type="float" office:value="0.00249500998003992" calcext:value-type="float">
            <text:p>2.4950E-03</text:p>
          </table:table-cell>
          <table:table-cell table:style-name="ce2" table:formula="of:=[.G26]/[.G$50]*0.001" office:value-type="float" office:value="0.000670505964623612" calcext:value-type="float">
            <text:p>6.7051E-04</text:p>
          </table:table-cell>
          <table:table-cell table:style-name="ce2" table:formula="of:=[.H26]/[.H$50]*0.001" office:value-type="float" office:value="0.000117391304347826" calcext:value-type="float">
            <text:p>1.1739E-04</text:p>
          </table:table-cell>
          <table:table-cell table:style-name="ce2" table:formula="of:=[.I26]/[.I$50]*0.001" office:value-type="float" office:value="0.000168797953964194" calcext:value-type="float">
            <text:p>1.6880E-04</text:p>
          </table:table-cell>
          <table:table-cell table:style-name="ce2" table:formula="of:=[.J26]/[.J$50]*0.001" office:value-type="float" office:value="0.0000315789473684211" calcext:value-type="float">
            <text:p>3.1579E-05</text:p>
          </table:table-cell>
          <table:table-cell table:style-name="ce2" table:formula="of:=[.K26]/[.K$50]*0.001" office:value-type="float" office:value="0.000107402031930334" calcext:value-type="float">
            <text:p>1.0740E-04</text:p>
          </table:table-cell>
          <table:table-cell table:style-name="ce2" table:formula="of:=[.L26]/[.L$50]*0.001" office:value-type="float" office:value="0.00168627042781305" calcext:value-type="float">
            <text:p>1.6863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7]+273.15" office:value-type="float" office:value="286.65" calcext:value-type="float">
            <text:p>286.65</text:p>
          </table:table-cell>
          <table:table-cell office:value-type="float" office:value="0" calcext:value-type="float">
            <text:p>0</text:p>
          </table:table-cell>
          <table:table-cell table:formula="of:=[.D27]" office:value-type="float" office:value="7.92" calcext:value-type="float">
            <text:p>7.92</text:p>
          </table:table-cell>
          <table:table-cell table:style-name="ce2" table:formula="of:=[.E27]/[.E$50]*0.001" office:value-type="float" office:value="0.00360537528679122" calcext:value-type="float">
            <text:p>3.6054E-03</text:p>
          </table:table-cell>
          <table:table-cell table:style-name="ce2" table:formula="of:=[.F27]/[.F$50]*0.001" office:value-type="float" office:value="0.00247005988023952" calcext:value-type="float">
            <text:p>2.4701E-03</text:p>
          </table:table-cell>
          <table:table-cell table:style-name="ce2" table:formula="of:=[.G27]/[.G$50]*0.001" office:value-type="float" office:value="0.000666392431098314" calcext:value-type="float">
            <text:p>6.6639E-04</text:p>
          </table:table-cell>
          <table:table-cell table:style-name="ce2" table:formula="of:=[.H27]/[.H$50]*0.001" office:value-type="float" office:value="0.000108695652173913" calcext:value-type="float">
            <text:p>1.0870E-04</text:p>
          </table:table-cell>
          <table:table-cell table:style-name="ce2" table:formula="of:=[.I27]/[.I$50]*0.001" office:value-type="float" office:value="0.000171355498721228" calcext:value-type="float">
            <text:p>1.7136E-04</text:p>
          </table:table-cell>
          <table:table-cell table:style-name="ce2" table:formula="of:=[.J27]/[.J$50]*0.001" office:value-type="float" office:value="0.0000315789473684211" calcext:value-type="float">
            <text:p>3.1579E-05</text:p>
          </table:table-cell>
          <table:table-cell table:style-name="ce2" table:formula="of:=[.K27]/[.K$50]*0.001" office:value-type="float" office:value="0.000110304789550073" calcext:value-type="float">
            <text:p>1.1030E-04</text:p>
          </table:table-cell>
          <table:table-cell table:style-name="ce2" table:formula="of:=[.L27]/[.L$50]*0.001" office:value-type="float" office:value="0.00168627042781305" calcext:value-type="float">
            <text:p>1.6863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8]+273.15" office:value-type="float" office:value="286.65" calcext:value-type="float">
            <text:p>286.65</text:p>
          </table:table-cell>
          <table:table-cell office:value-type="float" office:value="0" calcext:value-type="float">
            <text:p>0</text:p>
          </table:table-cell>
          <table:table-cell table:formula="of:=[.D28]" office:value-type="float" office:value="7.98" calcext:value-type="float">
            <text:p>7.98</text:p>
          </table:table-cell>
          <table:table-cell table:style-name="ce2" table:formula="of:=[.E28]/[.E$50]*0.001" office:value-type="float" office:value="0.00342510652245166" calcext:value-type="float">
            <text:p>3.4251E-03</text:p>
          </table:table-cell>
          <table:table-cell table:style-name="ce2" table:formula="of:=[.F28]/[.F$50]*0.001" office:value-type="float" office:value="0.00242015968063872" calcext:value-type="float">
            <text:p>2.4202E-03</text:p>
          </table:table-cell>
          <table:table-cell table:style-name="ce2" table:formula="of:=[.G28]/[.G$50]*0.001" office:value-type="float" office:value="0.000686960098724805" calcext:value-type="float">
            <text:p>6.8696E-04</text:p>
          </table:table-cell>
          <table:table-cell table:style-name="ce2" table:formula="of:=[.H28]/[.H$50]*0.001" office:value-type="float" office:value="0.0001" calcext:value-type="float">
            <text:p>1.0000E-04</text:p>
          </table:table-cell>
          <table:table-cell table:style-name="ce2" table:formula="of:=[.I28]/[.I$50]*0.001" office:value-type="float" office:value="0.000163682864450128" calcext:value-type="float">
            <text:p>1.6368E-04</text:p>
          </table:table-cell>
          <table:table-cell table:style-name="ce2" table:formula="of:=[.J28]/[.J$50]*0.001" office:value-type="float" office:value="0.0000315789473684211" calcext:value-type="float">
            <text:p>3.1579E-05</text:p>
          </table:table-cell>
          <table:table-cell table:style-name="ce2" table:formula="of:=[.K28]/[.K$50]*0.001" office:value-type="float" office:value="0.000113207547169811" calcext:value-type="float">
            <text:p>1.1321E-04</text:p>
          </table:table-cell>
          <table:table-cell table:style-name="ce2" table:formula="of:=[.L28]/[.L$50]*0.001" office:value-type="float" office:value="0.00170708858124284" calcext:value-type="float">
            <text:p>1.7071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29]+273.15" office:value-type="float" office:value="284.15" calcext:value-type="float">
            <text:p>284.15</text:p>
          </table:table-cell>
          <table:table-cell office:value-type="float" office:value="0" calcext:value-type="float">
            <text:p>0</text:p>
          </table:table-cell>
          <table:table-cell table:formula="of:=[.D29]" office:value-type="float" office:value="8.08" calcext:value-type="float">
            <text:p>8.08</text:p>
          </table:table-cell>
          <table:table-cell table:style-name="ce2" table:formula="of:=[.E29]/[.E$50]*0.001" office:value-type="float" office:value="0.00299901671583088" calcext:value-type="float">
            <text:p>2.9990E-03</text:p>
          </table:table-cell>
          <table:table-cell table:style-name="ce2" table:formula="of:=[.F29]/[.F$50]*0.001" office:value-type="float" office:value="0.00207085828343313" calcext:value-type="float">
            <text:p>2.0709E-03</text:p>
          </table:table-cell>
          <table:table-cell table:style-name="ce2" table:formula="of:=[.G29]/[.G$50]*0.001" office:value-type="float" office:value="0.000617030028794735" calcext:value-type="float">
            <text:p>6.1703E-04</text:p>
          </table:table-cell>
          <table:table-cell table:style-name="ce2" table:formula="of:=[.H29]/[.H$50]*0.001" office:value-type="float" office:value="0.000108695652173913" calcext:value-type="float">
            <text:p>1.0870E-04</text:p>
          </table:table-cell>
          <table:table-cell table:style-name="ce2" table:formula="of:=[.I29]/[.I$50]*0.001" office:value-type="float" office:value="0.000148337595907928" calcext:value-type="float">
            <text:p>1.4834E-04</text:p>
          </table:table-cell>
          <table:table-cell table:style-name="ce2" table:formula="of:=[.J29]/[.J$50]*0.001" office:value-type="float" office:value="0.0000315789473684211" calcext:value-type="float">
            <text:p>3.1579E-05</text:p>
          </table:table-cell>
          <table:table-cell table:style-name="ce2" table:formula="of:=[.K29]/[.K$50]*0.001" office:value-type="float" office:value="0.000124818577648766" calcext:value-type="float">
            <text:p>1.2482E-04</text:p>
          </table:table-cell>
          <table:table-cell table:style-name="ce2" table:formula="of:=[.L29]/[.L$50]*0.001" office:value-type="float" office:value="0.00147808889351515" calcext:value-type="float">
            <text:p>1.4781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:</text:p>
          </table:table-cell>
          <table:table-cell table:formula="of:=[.B30]+273.15" office:value-type="float" office:value="273.15" calcext:value-type="float">
            <text:p>273.15</text:p>
          </table:table-cell>
          <table:table-cell office:value-type="float" office:value="0.5" calcext:value-type="float">
            <text:p>0.5</text:p>
          </table:table-cell>
          <table:table-cell table:formula="of:=[.D81]" office:value-type="float" office:value="8.08" calcext:value-type="float">
            <text:p>8.08</text:p>
          </table:table-cell>
          <table:table-cell table:style-name="ce2" table:formula="of:=[.E81]" office:value-type="float" office:value="0.00299901671583088" calcext:value-type="float">
            <text:p>2.9990E-03</text:p>
          </table:table-cell>
          <table:table-cell table:style-name="ce2" table:formula="of:=[.F81]" office:value-type="float" office:value="0.00207085828343313" calcext:value-type="float">
            <text:p>2.0709E-03</text:p>
          </table:table-cell>
          <table:table-cell table:style-name="ce2" table:formula="of:=[.G81]" office:value-type="float" office:value="0.000617030028794735" calcext:value-type="float">
            <text:p>6.1703E-04</text:p>
          </table:table-cell>
          <table:table-cell table:style-name="ce2" table:formula="of:=[.H81]" office:value-type="float" office:value="0.000108695652173913" calcext:value-type="float">
            <text:p>1.0870E-04</text:p>
          </table:table-cell>
          <table:table-cell table:style-name="ce2" table:formula="of:=[.I81]" office:value-type="float" office:value="0.000148337595907928" calcext:value-type="float">
            <text:p>1.4834E-04</text:p>
          </table:table-cell>
          <table:table-cell table:style-name="ce2" table:formula="of:=[.J81]" office:value-type="float" office:value="0.0000315789473684211" calcext:value-type="float">
            <text:p>3.1579E-05</text:p>
          </table:table-cell>
          <table:table-cell table:style-name="ce2" table:formula="of:=[.K81]" office:value-type="float" office:value="0.000124818577648766" calcext:value-type="float">
            <text:p>1.2482E-04</text:p>
          </table:table-cell>
          <table:table-cell table:style-name="ce2" table:formula="of:=[.L81]" office:value-type="float" office:value="0.00147808889351515" calcext:value-type="float">
            <text:p>1.4781E-03</text:p>
          </table:table-cell>
          <table:table-cell table:number-columns-repeated="2"/>
        </table:table-row>
      </table:table>
      <table:table table:name="Lorah &amp; Herman, output_Orchestr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19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4" table:default-cell-style-name="ce2"/>
        <table:table-column table:style-name="co12" table:default-cell-style-name="ce2"/>
        <table:table-column table:style-name="co33" table:default-cell-style-name="ce2"/>
        <table:table-column table:style-name="co9" table:default-cell-style-name="ce2"/>
        <table:table-column table:style-name="co30" table:default-cell-style-name="ce2"/>
        <table:table-column table:style-name="co6" table:default-cell-style-name="ce2"/>
        <table:table-column table:style-name="co30" table:number-columns-repeated="2" table:default-cell-style-name="ce2"/>
        <table:table-column table:style-name="co7" table:default-cell-style-name="ce2"/>
        <table:table-column table:style-name="co13" table:default-cell-style-name="ce2"/>
        <table:table-column table:style-name="co34" table:default-cell-style-name="ce2"/>
        <table:table-column table:style-name="co31" table:default-cell-style-name="ce2"/>
        <table:table-column table:style-name="co6" table:default-cell-style-name="ce2"/>
        <table:table-column table:style-name="co35" table:default-cell-style-name="ce2"/>
        <table:table-column table:style-name="co8" table:default-cell-style-name="ce2"/>
        <table:table-column table:style-name="co14" table:default-cell-style-name="ce2"/>
        <table:table-column table:style-name="co36" table:number-columns-repeated="16328"/>
        <table:table-row table:style-name="ro1" table:number-rows-repeated="3">
          <table:table-cell table:number-columns-repeated="2"/>
          <table:table-cell table:style-name="Default" table:number-columns-repeated="16382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pH <text:s text:c="22"/></text:p>
          </table:table-cell>
          <table:table-cell table:style-name="Default" office:value-type="string" calcext:value-type="string">
            <text:p>chargebalance <text:s text:c="11"/></text:p>
          </table:table-cell>
          <table:table-cell table:style-name="Default" office:value-type="string" calcext:value-type="string">
            <text:p>Ca+2.tot <text:s text:c="16"/></text:p>
          </table:table-cell>
          <table:table-cell table:style-name="Default" office:value-type="string" calcext:value-type="string">
            <text:p>HCO3-.tot <text:s text:c="15"/></text:p>
          </table:table-cell>
          <table:table-cell table:style-name="Default" office:value-type="string" calcext:value-type="string">
            <text:p>SO4-2.tot <text:s text:c="15"/></text:p>
          </table:table-cell>
          <table:table-cell table:style-name="Default" office:value-type="string" calcext:value-type="string">
            <text:p>Ca+2.con <text:s text:c="16"/></text:p>
          </table:table-cell>
          <table:table-cell table:style-name="Default" office:value-type="string" calcext:value-type="string">
            <text:p>HCO3-.con <text:s text:c="15"/></text:p>
          </table:table-cell>
          <table:table-cell table:style-name="Default" office:value-type="string" calcext:value-type="string">
            <text:p>CO3-2.con <text:s text:c="15"/></text:p>
          </table:table-cell>
          <table:table-cell table:style-name="Default" office:value-type="string" calcext:value-type="string">
            <text:p>CO2[g].con <text:s text:c="14"/>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table:style-name="Default" office:value-type="float" office:value="7.32" calcext:value-type="float">
            <text:p>7.32</text:p>
          </table:table-cell>
          <table:table-cell office:value-type="float" office:value="0.000224409353" calcext:value-type="float">
            <text:p>2.2441E-04</text:p>
          </table:table-cell>
          <table:table-cell office:value-type="float" office:value="0.0041168" calcext:value-type="float">
            <text:p>4.1168E-03</text:p>
          </table:table-cell>
          <table:table-cell office:value-type="float" office:value="0.0050475" calcext:value-type="float">
            <text:p>5.0475E-03</text:p>
          </table:table-cell>
          <table:table-cell office:value-type="float" office:value="0.0029458" calcext:value-type="float">
            <text:p>2.9458E-03</text:p>
          </table:table-cell>
          <table:table-cell office:value-type="float" office:value="0.00341347992" calcext:value-type="float">
            <text:p>3.4135E-03</text:p>
          </table:table-cell>
          <table:table-cell office:value-type="float" office:value="0.00445767009" calcext:value-type="float">
            <text:p>4.4577E-03</text:p>
          </table:table-cell>
          <table:table-cell office:value-type="float" office:value="0.00000625734467" calcext:value-type="float">
            <text:p>6.2573E-06</text:p>
          </table:table-cell>
          <table:table-cell office:value-type="float" office:value="1.11111111E-111" calcext:value-type="float">
            <text:p>1.1111E-11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.000344899348" calcext:value-type="float">
            <text:p>3.4490E-04</text:p>
          </table:table-cell>
          <table:table-cell office:value-type="float" office:value="0.0041916" calcext:value-type="float">
            <text:p>4.1916E-03</text:p>
          </table:table-cell>
          <table:table-cell office:value-type="float" office:value="0.0051786" calcext:value-type="float">
            <text:p>5.1786E-03</text:p>
          </table:table-cell>
          <table:table-cell office:value-type="float" office:value="0.003029" calcext:value-type="float">
            <text:p>3.0290E-03</text:p>
          </table:table-cell>
          <table:table-cell office:value-type="float" office:value="0.00347112988" calcext:value-type="float">
            <text:p>3.4711E-03</text:p>
          </table:table-cell>
          <table:table-cell office:value-type="float" office:value="0.00448895606" calcext:value-type="float">
            <text:p>4.4890E-03</text:p>
          </table:table-cell>
          <table:table-cell office:value-type="float" office:value="0.00000517411594" calcext:value-type="float">
            <text:p>5.1741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2" calcext:value-type="float">
            <text:p>7.20</text:p>
          </table:table-cell>
          <table:table-cell office:value-type="float" office:value="0.000112089693" calcext:value-type="float">
            <text:p>1.1209E-04</text:p>
          </table:table-cell>
          <table:table-cell office:value-type="float" office:value="0.0042166" calcext:value-type="float">
            <text:p>4.2166E-03</text:p>
          </table:table-cell>
          <table:table-cell office:value-type="float" office:value="0.0051622" calcext:value-type="float">
            <text:p>5.1622E-03</text:p>
          </table:table-cell>
          <table:table-cell office:value-type="float" office:value="0.0030811" calcext:value-type="float">
            <text:p>3.0811E-03</text:p>
          </table:table-cell>
          <table:table-cell office:value-type="float" office:value="0.00348365372" calcext:value-type="float">
            <text:p>3.4837E-03</text:p>
          </table:table-cell>
          <table:table-cell office:value-type="float" office:value="0.00444558312" calcext:value-type="float">
            <text:p>4.4456E-03</text:p>
          </table:table-cell>
          <table:table-cell office:value-type="float" office:value="0.00000479135738" calcext:value-type="float">
            <text:p>4.7914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0.000398467034" calcext:value-type="float">
            <text:p>3.9847E-04</text:p>
          </table:table-cell>
          <table:table-cell office:value-type="float" office:value="0.0041916" calcext:value-type="float">
            <text:p>4.1916E-03</text:p>
          </table:table-cell>
          <table:table-cell office:value-type="float" office:value="0.0050803" calcext:value-type="float">
            <text:p>5.0803E-03</text:p>
          </table:table-cell>
          <table:table-cell office:value-type="float" office:value="0.0029458" calcext:value-type="float">
            <text:p>2.9458E-03</text:p>
          </table:table-cell>
          <table:table-cell office:value-type="float" office:value="0.00348188" calcext:value-type="float">
            <text:p>3.4819E-03</text:p>
          </table:table-cell>
          <table:table-cell office:value-type="float" office:value="0.00441220266" calcext:value-type="float">
            <text:p>4.4122E-03</text:p>
          </table:table-cell>
          <table:table-cell office:value-type="float" office:value="0.00000515679341" calcext:value-type="float">
            <text:p>5.1568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0.000000848904666" calcext:value-type="float">
            <text:p>8.4890E-07</text:p>
          </table:table-cell>
          <table:table-cell office:value-type="float" office:value="0.0041916" calcext:value-type="float">
            <text:p>4.1916E-03</text:p>
          </table:table-cell>
          <table:table-cell office:value-type="float" office:value="0.0051459" calcext:value-type="float">
            <text:p>5.1459E-03</text:p>
          </table:table-cell>
          <table:table-cell office:value-type="float" office:value="0.0029978" calcext:value-type="float">
            <text:p>2.9978E-03</text:p>
          </table:table-cell>
          <table:table-cell office:value-type="float" office:value="0.00346510738" calcext:value-type="float">
            <text:p>3.4651E-03</text:p>
          </table:table-cell>
          <table:table-cell office:value-type="float" office:value="0.00462135052" calcext:value-type="float">
            <text:p>4.6214E-03</text:p>
          </table:table-cell>
          <table:table-cell office:value-type="float" office:value="0.00000825812583" calcext:value-type="float">
            <text:p>8.2581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-0.000233273034" calcext:value-type="float">
            <text:p>-2.3327E-04</text:p>
          </table:table-cell>
          <table:table-cell office:value-type="float" office:value="0.0041417" calcext:value-type="float">
            <text:p>4.1417E-03</text:p>
          </table:table-cell>
          <table:table-cell office:value-type="float" office:value="0.0051131" calcext:value-type="float">
            <text:p>5.1131E-03</text:p>
          </table:table-cell>
          <table:table-cell office:value-type="float" office:value="0.002977" calcext:value-type="float">
            <text:p>2.9770E-03</text:p>
          </table:table-cell>
          <table:table-cell office:value-type="float" office:value="0.0034064029" calcext:value-type="float">
            <text:p>3.4064E-03</text:p>
          </table:table-cell>
          <table:table-cell office:value-type="float" office:value="0.00473783839" calcext:value-type="float">
            <text:p>4.7378E-03</text:p>
          </table:table-cell>
          <table:table-cell office:value-type="float" office:value="0.0000185146019" calcext:value-type="float">
            <text:p>1.8515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-0.000388329095" calcext:value-type="float">
            <text:p>-3.8833E-04</text:p>
          </table:table-cell>
          <table:table-cell office:value-type="float" office:value="0.0040918" calcext:value-type="float">
            <text:p>4.0918E-03</text:p>
          </table:table-cell>
          <table:table-cell office:value-type="float" office:value="0.0050967" calcext:value-type="float">
            <text:p>5.0967E-03</text:p>
          </table:table-cell>
          <table:table-cell office:value-type="float" office:value="0.0029458" calcext:value-type="float">
            <text:p>2.9458E-03</text:p>
          </table:table-cell>
          <table:table-cell office:value-type="float" office:value="0.00334346123" calcext:value-type="float">
            <text:p>3.3435E-03</text:p>
          </table:table-cell>
          <table:table-cell office:value-type="float" office:value="0.00474730916" calcext:value-type="float">
            <text:p>4.7473E-03</text:p>
          </table:table-cell>
          <table:table-cell office:value-type="float" office:value="0.0000338456503" calcext:value-type="float">
            <text:p>3.3846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-0.000162134377" calcext:value-type="float">
            <text:p>-1.6213E-04</text:p>
          </table:table-cell>
          <table:table-cell office:value-type="float" office:value="0.003992" calcext:value-type="float">
            <text:p>3.9920E-03</text:p>
          </table:table-cell>
          <table:table-cell office:value-type="float" office:value="0.0045559" calcext:value-type="float">
            <text:p>4.5559E-03</text:p>
          </table:table-cell>
          <table:table-cell office:value-type="float" office:value="0.002977" calcext:value-type="float">
            <text:p>2.9770E-03</text:p>
          </table:table-cell>
          <table:table-cell office:value-type="float" office:value="0.0032424224" calcext:value-type="float">
            <text:p>3.2424E-03</text:p>
          </table:table-cell>
          <table:table-cell office:value-type="float" office:value="0.0042224274" calcext:value-type="float">
            <text:p>4.2224E-03</text:p>
          </table:table-cell>
          <table:table-cell office:value-type="float" office:value="0.0000478342627" calcext:value-type="float">
            <text:p>4.7834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-0.000199355953" calcext:value-type="float">
            <text:p>-1.9936E-04</text:p>
          </table:table-cell>
          <table:table-cell office:value-type="float" office:value="0.0039172" calcext:value-type="float">
            <text:p>3.9172E-03</text:p>
          </table:table-cell>
          <table:table-cell office:value-type="float" office:value="0.0044739" calcext:value-type="float">
            <text:p>4.4739E-03</text:p>
          </table:table-cell>
          <table:table-cell office:value-type="float" office:value="0.0029458" calcext:value-type="float">
            <text:p>2.9458E-03</text:p>
          </table:table-cell>
          <table:table-cell office:value-type="float" office:value="0.00318372613" calcext:value-type="float">
            <text:p>3.1837E-03</text:p>
          </table:table-cell>
          <table:table-cell office:value-type="float" office:value="0.00414738887" calcext:value-type="float">
            <text:p>4.1474E-03</text:p>
          </table:table-cell>
          <table:table-cell office:value-type="float" office:value="0.0000478708734" calcext:value-type="float">
            <text:p>4.7871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-0.000352352172" calcext:value-type="float">
            <text:p>-3.5235E-04</text:p>
          </table:table-cell>
          <table:table-cell office:value-type="float" office:value="0.0037675" calcext:value-type="float">
            <text:p>3.7675E-03</text:p>
          </table:table-cell>
          <table:table-cell office:value-type="float" office:value="0.0043265" calcext:value-type="float">
            <text:p>4.3265E-03</text:p>
          </table:table-cell>
          <table:table-cell office:value-type="float" office:value="0.0029458" calcext:value-type="float">
            <text:p>2.9458E-03</text:p>
          </table:table-cell>
          <table:table-cell office:value-type="float" office:value="0.00305045547" calcext:value-type="float">
            <text:p>3.0505E-03</text:p>
          </table:table-cell>
          <table:table-cell office:value-type="float" office:value="0.0039994454" calcext:value-type="float">
            <text:p>3.9994E-03</text:p>
          </table:table-cell>
          <table:table-cell office:value-type="float" office:value="0.0000551959623" calcext:value-type="float">
            <text:p>5.5196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-0.000479126342" calcext:value-type="float">
            <text:p>-4.7913E-04</text:p>
          </table:table-cell>
          <table:table-cell office:value-type="float" office:value="0.0030439" calcext:value-type="float">
            <text:p>3.0439E-03</text:p>
          </table:table-cell>
          <table:table-cell office:value-type="float" office:value="0.0034415" calcext:value-type="float">
            <text:p>3.4415E-03</text:p>
          </table:table-cell>
          <table:table-cell office:value-type="float" office:value="0.0025606" calcext:value-type="float">
            <text:p>2.5606E-03</text:p>
          </table:table-cell>
          <table:table-cell office:value-type="float" office:value="0.00252292697" calcext:value-type="float">
            <text:p>2.5229E-03</text:p>
          </table:table-cell>
          <table:table-cell office:value-type="float" office:value="0.00322906326" calcext:value-type="float">
            <text:p>3.2291E-03</text:p>
          </table:table-cell>
          <table:table-cell office:value-type="float" office:value="0.0000302425797" calcext:value-type="float">
            <text:p>3.0243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-0.000407363799" calcext:value-type="float">
            <text:p>-4.0736E-04</text:p>
          </table:table-cell>
          <table:table-cell office:value-type="float" office:value="0.00305" calcext:value-type="float">
            <text:p>3.0500E-03</text:p>
          </table:table-cell>
          <table:table-cell office:value-type="float" office:value="0.0034426" calcext:value-type="float">
            <text:p>3.4426E-03</text:p>
          </table:table-cell>
          <table:table-cell office:value-type="float" office:value="0.0025625" calcext:value-type="float">
            <text:p>2.5625E-03</text:p>
          </table:table-cell>
          <table:table-cell office:value-type="float" office:value="0.00255194569" calcext:value-type="float">
            <text:p>2.5519E-03</text:p>
          </table:table-cell>
          <table:table-cell office:value-type="float" office:value="0.00323341571" calcext:value-type="float">
            <text:p>3.2334E-03</text:p>
          </table:table-cell>
          <table:table-cell office:value-type="float" office:value="0.000021784293" calcext:value-type="float">
            <text:p>2.1784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0.00040287252" calcext:value-type="float">
            <text:p>4.0287E-04</text:p>
          </table:table-cell>
          <table:table-cell office:value-type="float" office:value="0.00255" calcext:value-type="float">
            <text:p>2.5500E-03</text:p>
          </table:table-cell>
          <table:table-cell office:value-type="float" office:value="0.0038361" calcext:value-type="float">
            <text:p>3.8361E-03</text:p>
          </table:table-cell>
          <table:table-cell office:value-type="float" office:value="0.0015625" calcext:value-type="float">
            <text:p>1.5625E-03</text:p>
          </table:table-cell>
          <table:table-cell office:value-type="float" office:value="0.00224016402" calcext:value-type="float">
            <text:p>2.2402E-03</text:p>
          </table:table-cell>
          <table:table-cell office:value-type="float" office:value="0.00306558611" calcext:value-type="float">
            <text:p>3.0656E-03</text:p>
          </table:table-cell>
          <table:table-cell office:value-type="float" office:value="0.00000168359038" calcext:value-type="float">
            <text:p>1.6836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0.000411930767" calcext:value-type="float">
            <text:p>4.1193E-04</text:p>
          </table:table-cell>
          <table:table-cell office:value-type="float" office:value="0.002625" calcext:value-type="float">
            <text:p>2.6250E-03</text:p>
          </table:table-cell>
          <table:table-cell office:value-type="float" office:value="0.003918" calcext:value-type="float">
            <text:p>3.9180E-03</text:p>
          </table:table-cell>
          <table:table-cell office:value-type="float" office:value="0.0016563" calcext:value-type="float">
            <text:p>1.6563E-03</text:p>
          </table:table-cell>
          <table:table-cell office:value-type="float" office:value="0.00229660176" calcext:value-type="float">
            <text:p>2.2966E-03</text:p>
          </table:table-cell>
          <table:table-cell office:value-type="float" office:value="0.00303573529" calcext:value-type="float">
            <text:p>3.0357E-03</text:p>
          </table:table-cell>
          <table:table-cell office:value-type="float" office:value="0.00000142413811" calcext:value-type="float">
            <text:p>1.4241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0.000408298357" calcext:value-type="float">
            <text:p>4.0830E-04</text:p>
          </table:table-cell>
          <table:table-cell office:value-type="float" office:value="0.00265" calcext:value-type="float">
            <text:p>2.6500E-03</text:p>
          </table:table-cell>
          <table:table-cell office:value-type="float" office:value="0.0039344" calcext:value-type="float">
            <text:p>3.9344E-03</text:p>
          </table:table-cell>
          <table:table-cell office:value-type="float" office:value="0.0016563" calcext:value-type="float">
            <text:p>1.6563E-03</text:p>
          </table:table-cell>
          <table:table-cell office:value-type="float" office:value="0.00231882472" calcext:value-type="float">
            <text:p>2.3188E-03</text:p>
          </table:table-cell>
          <table:table-cell office:value-type="float" office:value="0.00301921557" calcext:value-type="float">
            <text:p>3.0192E-03</text:p>
          </table:table-cell>
          <table:table-cell office:value-type="float" office:value="0.00000135228072" calcext:value-type="float">
            <text:p>1.3523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0.000241901511" calcext:value-type="float">
            <text:p>2.4190E-04</text:p>
          </table:table-cell>
          <table:table-cell office:value-type="float" office:value="0.002575" calcext:value-type="float">
            <text:p>2.5750E-03</text:p>
          </table:table-cell>
          <table:table-cell office:value-type="float" office:value="0.0038852" calcext:value-type="float">
            <text:p>3.8852E-03</text:p>
          </table:table-cell>
          <table:table-cell office:value-type="float" office:value="0.0016458" calcext:value-type="float">
            <text:p>1.6458E-03</text:p>
          </table:table-cell>
          <table:table-cell office:value-type="float" office:value="0.00225105389" calcext:value-type="float">
            <text:p>2.2511E-03</text:p>
          </table:table-cell>
          <table:table-cell office:value-type="float" office:value="0.00313900557" calcext:value-type="float">
            <text:p>3.1390E-03</text:p>
          </table:table-cell>
          <table:table-cell office:value-type="float" office:value="0.00000183334215" calcext:value-type="float">
            <text:p>1.8333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0.00000955407873" calcext:value-type="float">
            <text:p>9.5541E-06</text:p>
          </table:table-cell>
          <table:table-cell office:value-type="float" office:value="0.0026" calcext:value-type="float">
            <text:p>2.6000E-03</text:p>
          </table:table-cell>
          <table:table-cell office:value-type="float" office:value="0.0038852" calcext:value-type="float">
            <text:p>3.8852E-03</text:p>
          </table:table-cell>
          <table:table-cell office:value-type="float" office:value="0.0016458" calcext:value-type="float">
            <text:p>1.6458E-03</text:p>
          </table:table-cell>
          <table:table-cell office:value-type="float" office:value="0.00226948978" calcext:value-type="float">
            <text:p>2.2695E-03</text:p>
          </table:table-cell>
          <table:table-cell office:value-type="float" office:value="0.00331548816" calcext:value-type="float">
            <text:p>3.3155E-03</text:p>
          </table:table-cell>
          <table:table-cell office:value-type="float" office:value="0.00000278153495" calcext:value-type="float">
            <text:p>2.7815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-0.00015368197" calcext:value-type="float">
            <text:p>-1.5368E-04</text:p>
          </table:table-cell>
          <table:table-cell office:value-type="float" office:value="0.0026" calcext:value-type="float">
            <text:p>2.6000E-03</text:p>
          </table:table-cell>
          <table:table-cell office:value-type="float" office:value="0.0038525" calcext:value-type="float">
            <text:p>3.8525E-03</text:p>
          </table:table-cell>
          <table:table-cell office:value-type="float" office:value="0.0016667" calcext:value-type="float">
            <text:p>1.6667E-03</text:p>
          </table:table-cell>
          <table:table-cell office:value-type="float" office:value="0.00226258369" calcext:value-type="float">
            <text:p>2.2626E-03</text:p>
          </table:table-cell>
          <table:table-cell office:value-type="float" office:value="0.00345255509" calcext:value-type="float">
            <text:p>3.4526E-03</text:p>
          </table:table-cell>
          <table:table-cell office:value-type="float" office:value="0.00000481422709" calcext:value-type="float">
            <text:p>4.8142E-06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-0.000493471617" calcext:value-type="float">
            <text:p>-4.9347E-04</text:p>
          </table:table-cell>
          <table:table-cell office:value-type="float" office:value="0.00255" calcext:value-type="float">
            <text:p>2.5500E-03</text:p>
          </table:table-cell>
          <table:table-cell office:value-type="float" office:value="0.0038361" calcext:value-type="float">
            <text:p>3.8361E-03</text:p>
          </table:table-cell>
          <table:table-cell office:value-type="float" office:value="0.0016875" calcext:value-type="float">
            <text:p>1.6875E-03</text:p>
          </table:table-cell>
          <table:table-cell office:value-type="float" office:value="0.00220316779" calcext:value-type="float">
            <text:p>2.2032E-03</text:p>
          </table:table-cell>
          <table:table-cell office:value-type="float" office:value="0.00359417543" calcext:value-type="float">
            <text:p>3.5942E-03</text:p>
          </table:table-cell>
          <table:table-cell office:value-type="float" office:value="0.0000130402039" calcext:value-type="float">
            <text:p>1.3040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-0.000496047144" calcext:value-type="float">
            <text:p>-4.9605E-04</text:p>
          </table:table-cell>
          <table:table-cell office:value-type="float" office:value="0.0025" calcext:value-type="float">
            <text:p>2.5000E-03</text:p>
          </table:table-cell>
          <table:table-cell office:value-type="float" office:value="0.0036721" calcext:value-type="float">
            <text:p>3.6721E-03</text:p>
          </table:table-cell>
          <table:table-cell office:value-type="float" office:value="0.0016875" calcext:value-type="float">
            <text:p>1.6875E-03</text:p>
          </table:table-cell>
          <table:table-cell office:value-type="float" office:value="0.00215791514" calcext:value-type="float">
            <text:p>2.1579E-03</text:p>
          </table:table-cell>
          <table:table-cell office:value-type="float" office:value="0.00345912898" calcext:value-type="float">
            <text:p>3.4591E-03</text:p>
          </table:table-cell>
          <table:table-cell office:value-type="float" office:value="0.0000163911098" calcext:value-type="float">
            <text:p>1.6391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-0.000482302514" calcext:value-type="float">
            <text:p>-4.8230E-04</text:p>
          </table:table-cell>
          <table:table-cell office:value-type="float" office:value="0.002475" calcext:value-type="float">
            <text:p>2.4750E-03</text:p>
          </table:table-cell>
          <table:table-cell office:value-type="float" office:value="0.0036066" calcext:value-type="float">
            <text:p>3.6066E-03</text:p>
          </table:table-cell>
          <table:table-cell office:value-type="float" office:value="0.0016875" calcext:value-type="float">
            <text:p>1.6875E-03</text:p>
          </table:table-cell>
          <table:table-cell office:value-type="float" office:value="0.00213876328" calcext:value-type="float">
            <text:p>2.1388E-03</text:p>
          </table:table-cell>
          <table:table-cell office:value-type="float" office:value="0.00339170305" calcext:value-type="float">
            <text:p>3.3917E-03</text:p>
          </table:table-cell>
          <table:table-cell office:value-type="float" office:value="0.0000141371484" calcext:value-type="float">
            <text:p>1.4137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-0.000440429526" calcext:value-type="float">
            <text:p>-4.4043E-04</text:p>
          </table:table-cell>
          <table:table-cell office:value-type="float" office:value="0.002425" calcext:value-type="float">
            <text:p>2.4250E-03</text:p>
          </table:table-cell>
          <table:table-cell office:value-type="float" office:value="0.0034262" calcext:value-type="float">
            <text:p>3.4262E-03</text:p>
          </table:table-cell>
          <table:table-cell office:value-type="float" office:value="0.0017083" calcext:value-type="float">
            <text:p>1.7083E-03</text:p>
          </table:table-cell>
          <table:table-cell office:value-type="float" office:value="0.00209318651" calcext:value-type="float">
            <text:p>2.0932E-03</text:p>
          </table:table-cell>
          <table:table-cell office:value-type="float" office:value="0.00322955201" calcext:value-type="float">
            <text:p>3.2296E-03</text:p>
          </table:table-cell>
          <table:table-cell office:value-type="float" office:value="0.00001543442" calcext:value-type="float">
            <text:p>1.5434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-0.000435754012" calcext:value-type="float">
            <text:p>-4.3575E-04</text:p>
          </table:table-cell>
          <table:table-cell office:value-type="float" office:value="0.002075" calcext:value-type="float">
            <text:p>2.0750E-03</text:p>
          </table:table-cell>
          <table:table-cell office:value-type="float" office:value="0.003" calcext:value-type="float">
            <text:p>3.0000E-03</text:p>
          </table:table-cell>
          <table:table-cell office:value-type="float" office:value="0.0014792" calcext:value-type="float">
            <text:p>1.4792E-03</text:p>
          </table:table-cell>
          <table:table-cell office:value-type="float" office:value="0.00181081228" calcext:value-type="float">
            <text:p>1.8108E-03</text:p>
          </table:table-cell>
          <table:table-cell office:value-type="float" office:value="0.00284219518" calcext:value-type="float">
            <text:p>2.8422E-03</text:p>
          </table:table-cell>
          <table:table-cell office:value-type="float" office:value="0.0000159136345" calcext:value-type="float">
            <text:p>1.5914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-0.000414657527" calcext:value-type="float">
            <text:p>-4.1466E-04</text:p>
          </table:table-cell>
          <table:table-cell office:value-type="float" office:value="0.002075" calcext:value-type="float">
            <text:p>2.0750E-03</text:p>
          </table:table-cell>
          <table:table-cell office:value-type="float" office:value="0.003" calcext:value-type="float">
            <text:p>3.0000E-03</text:p>
          </table:table-cell>
          <table:table-cell office:value-type="float" office:value="0.0014792" calcext:value-type="float">
            <text:p>1.4792E-03</text:p>
          </table:table-cell>
          <table:table-cell office:value-type="float" office:value="0.00181760096" calcext:value-type="float">
            <text:p>1.8176E-03</text:p>
          </table:table-cell>
          <table:table-cell office:value-type="float" office:value="0.00283484835" calcext:value-type="float">
            <text:p>2.8348E-03</text:p>
          </table:table-cell>
          <table:table-cell office:value-type="float" office:value="0.0000123062684" calcext:value-type="float">
            <text:p>1.2306E-05</text:p>
          </table:table-cell>
          <table:table-cell office:value-type="float" office:value="1.11111111E-111" calcext:value-type="float">
            <text:p>1.1111E-111</text:p>
          </table:table-cell>
          <table:table-cell table:number-columns-repeated="45"/>
          <table:table-cell table:style-name="Default" table:number-columns-repeated="16328"/>
        </table:table-row>
        <table:table-row table:style-name="ro1">
          <table:table-cell table:number-columns-repeated="2"/>
          <table:table-cell table:style-name="ce2"/>
          <table:table-cell table:number-columns-repeated="53"/>
          <table:table-cell table:style-name="Default" table:number-columns-repeated="16328"/>
        </table:table-row>
      </table:table>
      <table:table table:name="PHREEQC" table:style-name="ta1">
        <table:table-column table:style-name="co1" table:number-columns-repeated="22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Octob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<text:s text:c="8"/>soln</text:p>
          </table:table-cell>
          <table:table-cell office:value-type="string" calcext:value-type="string">
            <text:p><text:s text:c="10"/>pH</text:p>
          </table:table-cell>
          <table:table-cell office:value-type="string" calcext:value-type="string">
            <text:p><text:s text:c="8"/>temp</text:p>
          </table:table-cell>
          <table:table-cell office:value-type="string" calcext:value-type="string">
            <text:p><text:s text:c="9"/>Alk</text:p>
          </table:table-cell>
          <table:table-cell office:value-type="string" calcext:value-type="string">
            <text:p><text:s text:c="10"/>mu</text:p>
          </table:table-cell>
          <table:table-cell office:value-type="string" calcext:value-type="string">
            <text:p><text:s text:c="6"/>charge</text:p>
          </table:table-cell>
          <table:table-cell office:value-type="string" calcext:value-type="string">
            <text:p><text:s text:c="5"/>pct_err</text:p>
          </table:table-cell>
          <table:table-cell office:value-type="string" calcext:value-type="string">
            <text:p><text:s text:c="8"/>C(4)</text:p>
          </table:table-cell>
          <table:table-cell office:value-type="string" calcext:value-type="string">
            <text:p><text:s text:c="10"/>Ca</text:p>
          </table:table-cell>
          <table:table-cell office:value-type="string" calcext:value-type="string">
            <text:p><text:s text:c="6"/>m_Ca+2</text:p>
          </table:table-cell>
          <table:table-cell office:value-type="string" calcext:value-type="string">
            <text:p><text:s text:c="5"/>m_HCO3-</text:p>
          </table:table-cell>
          <table:table-cell office:value-type="string" calcext:value-type="string">
            <text:p><text:s text:c="5"/>m_CO3-2</text:p>
          </table:table-cell>
          <table:table-cell office:value-type="string" calcext:value-type="string">
            <text:p><text:s text:c="6"/>CO2(g)</text:p>
          </table:table-cell>
          <table:table-cell office:value-type="string" calcext:value-type="string">
            <text:p><text:s text:c="4"/>d_CO2(g)</text:p>
          </table:table-cell>
          <table:table-cell office:value-type="string" calcext:value-type="string">
            <text:p><text:s text:c="5"/>Calcite</text:p>
          </table:table-cell>
          <table:table-cell office:value-type="string" calcext:value-type="string">
            <text:p><text:s text:c="3"/>d_Calcite</text:p>
          </table:table-cell>
          <table:table-cell office:value-type="string" calcext:value-type="string">
            <text:p><text:s text:c="3"/>si_CO2(g)</text:p>
          </table:table-cell>
          <table:table-cell office:value-type="string" calcext:value-type="string">
            <text:p><text:s text:c="2"/>si_Calci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-I</text:p>
          </table:table-cell>
          <table:table-cell office:value-type="float" office:value="1" calcext:value-type="float">
            <text:p>1</text:p>
          </table:table-cell>
          <table:table-cell office:value-type="float" office:value="7.32" calcext:value-type="float">
            <text:p>7.32</text:p>
          </table:table-cell>
          <table:table-cell office:value-type="float" office:value="24.3" calcext:value-type="float">
            <text:p>24.3</text:p>
          </table:table-cell>
          <table:table-cell office:value-type="float" office:value="0.00464569" calcext:value-type="float">
            <text:p>0.00464569</text:p>
          </table:table-cell>
          <table:table-cell office:value-type="float" office:value="0.0156415" calcext:value-type="float">
            <text:p>0.0156415</text:p>
          </table:table-cell>
          <table:table-cell office:value-type="float" office:value="0.000228636" calcext:value-type="float">
            <text:p>0.000228636</text:p>
          </table:table-cell>
          <table:table-cell office:value-type="float" office:value="1.24881" calcext:value-type="float">
            <text:p>1.24881</text:p>
          </table:table-cell>
          <table:table-cell office:value-type="float" office:value="0.0050517" calcext:value-type="float">
            <text:p>0.0050517</text:p>
          </table:table-cell>
          <table:table-cell office:value-type="float" office:value="0.0041201" calcext:value-type="float">
            <text:p>0.0041201</text:p>
          </table:table-cell>
          <table:table-cell office:value-type="float" office:value="0.0034204" calcext:value-type="float">
            <text:p>0.0034204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000061708" calcext:value-type="float">
            <text:p>0.0000061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078" calcext:value-type="float">
            <text:p>-1.9078</text:p>
          </table:table-cell>
          <table:table-cell office:value-type="float" office:value="0.3829" calcext:value-type="float">
            <text:p>0.3829</text:p>
          </table:table-cell>
          <table:table-cell/>
          <table:table-cell office:value-type="string" calcext:value-type="string">
            <text:p>S-I</text:p>
          </table:table-cell>
        </table:table-row>
        <table:table-row table:style-name="ro1">
          <table:table-cell/>
          <table:table-cell office:value-type="string" calcext:value-type="string">
            <text:p>S-3</text:p>
          </table:table-cell>
          <table:table-cell office:value-type="float" office:value="2" calcext:value-type="float">
            <text:p>2</text:p>
          </table:table-cell>
          <table:table-cell office:value-type="float" office:value="7.23" calcext:value-type="float">
            <text:p>7.23</text:p>
          </table:table-cell>
          <table:table-cell office:value-type="float" office:value="24.6" calcext:value-type="float">
            <text:p>24.6</text:p>
          </table:table-cell>
          <table:table-cell office:value-type="float" office:value="0.00467424" calcext:value-type="float">
            <text:p>0.00467424</text:p>
          </table:table-cell>
          <table:table-cell office:value-type="float" office:value="0.0160198" calcext:value-type="float">
            <text:p>0.0160198</text:p>
          </table:table-cell>
          <table:table-cell office:value-type="float" office:value="0.000349592" calcext:value-type="float">
            <text:p>0.000349592</text:p>
          </table:table-cell>
          <table:table-cell office:value-type="float" office:value="1.87034" calcext:value-type="float">
            <text:p>1.87034</text:p>
          </table:table-cell>
          <table:table-cell office:value-type="float" office:value="0.005183" calcext:value-type="float">
            <text:p>0.005183</text:p>
          </table:table-cell>
          <table:table-cell office:value-type="float" office:value="0.0041951" calcext:value-type="float">
            <text:p>0.0041951</text:p>
          </table:table-cell>
          <table:table-cell office:value-type="float" office:value="0.0034775" calcext:value-type="float">
            <text:p>0.0034775</text:p>
          </table:table-cell>
          <table:table-cell office:value-type="float" office:value="0.0044859" calcext:value-type="float">
            <text:p>0.0044859</text:p>
          </table:table-cell>
          <table:table-cell office:value-type="float" office:value="0.0000050995" calcext:value-type="float">
            <text:p>0.0000050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135" calcext:value-type="float">
            <text:p>-1.8135</text:p>
          </table:table-cell>
          <table:table-cell office:value-type="float" office:value="0.3046" calcext:value-type="float">
            <text:p>0.3046</text:p>
          </table:table-cell>
          <table:table-cell/>
          <table:table-cell office:value-type="string" calcext:value-type="string">
            <text:p>S-3</text:p>
          </table:table-cell>
        </table:table-row>
        <table:table-row table:style-name="ro1">
          <table:table-cell/>
          <table:table-cell office:value-type="string" calcext:value-type="string">
            <text:p>S-2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office:value-type="float" office:value="24.7" calcext:value-type="float">
            <text:p>24.7</text:p>
          </table:table-cell>
          <table:table-cell office:value-type="float" office:value="0.00462496" calcext:value-type="float">
            <text:p>0.00462496</text:p>
          </table:table-cell>
          <table:table-cell office:value-type="float" office:value="0.0160118" calcext:value-type="float">
            <text:p>0.0160118</text:p>
          </table:table-cell>
          <table:table-cell office:value-type="float" office:value="0.000118724" calcext:value-type="float">
            <text:p>0.000118724</text:p>
          </table:table-cell>
          <table:table-cell office:value-type="float" office:value="0.635358" calcext:value-type="float">
            <text:p>0.635358</text:p>
          </table:table-cell>
          <table:table-cell office:value-type="float" office:value="0.0051666" calcext:value-type="float">
            <text:p>0.0051666</text:p>
          </table:table-cell>
          <table:table-cell office:value-type="float" office:value="0.0042201" calcext:value-type="float">
            <text:p>0.0042201</text:p>
          </table:table-cell>
          <table:table-cell office:value-type="float" office:value="0.0034893" calcext:value-type="float">
            <text:p>0.0034893</text:p>
          </table:table-cell>
          <table:table-cell office:value-type="float" office:value="0.0044423" calcext:value-type="float">
            <text:p>0.0044423</text:p>
          </table:table-cell>
          <table:table-cell office:value-type="float" office:value="0.0000047224" calcext:value-type="float">
            <text:p>0.0000047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871" calcext:value-type="float">
            <text:p>-1.7871</text:p>
          </table:table-cell>
          <table:table-cell office:value-type="float" office:value="0.2733" calcext:value-type="float">
            <text:p>0.2733</text:p>
          </table:table-cell>
          <table:table-cell/>
          <table:table-cell office:value-type="string" calcext:value-type="string">
            <text:p>S-2</text:p>
          </table:table-cell>
        </table:table-row>
        <table:table-row table:style-name="ro1">
          <table:table-cell/>
          <table:table-cell office:value-type="string" calcext:value-type="string">
            <text:p>D-1</text:p>
          </table:table-cell>
          <table:table-cell office:value-type="float" office:value="4" calcext:value-type="float">
            <text:p>4</text:p>
          </table:table-cell>
          <table:table-cell office:value-type="float" office:value="7.24" calcext:value-type="float">
            <text:p>7.24</text:p>
          </table:table-cell>
          <table:table-cell office:value-type="float" office:value="24.3" calcext:value-type="float">
            <text:p>24.3</text:p>
          </table:table-cell>
          <table:table-cell office:value-type="float" office:value="0.0045939" calcext:value-type="float">
            <text:p>0.0045939</text:p>
          </table:table-cell>
          <table:table-cell office:value-type="float" office:value="0.015742" calcext:value-type="float">
            <text:p>0.015742</text:p>
          </table:table-cell>
          <table:table-cell office:value-type="float" office:value="0.000403218" calcext:value-type="float">
            <text:p>0.000403218</text:p>
          </table:table-cell>
          <table:table-cell office:value-type="float" office:value="2.19729" calcext:value-type="float">
            <text:p>2.19729</text:p>
          </table:table-cell>
          <table:table-cell office:value-type="float" office:value="0.0050845" calcext:value-type="float">
            <text:p>0.0050845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0.0034891" calcext:value-type="float">
            <text:p>0.0034891</text:p>
          </table:table-cell>
          <table:table-cell office:value-type="float" office:value="0.0044101" calcext:value-type="float">
            <text:p>0.0044101</text:p>
          </table:table-cell>
          <table:table-cell office:value-type="float" office:value="0.0000050846" calcext:value-type="float">
            <text:p>0.0000050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324" calcext:value-type="float">
            <text:p>-1.8324</text:p>
          </table:table-cell>
          <table:table-cell office:value-type="float" office:value="0.3064" calcext:value-type="float">
            <text:p>0.3064</text:p>
          </table:table-cell>
          <table:table-cell/>
          <table:table-cell office:value-type="string" calcext:value-type="string">
            <text:p>D-1</text:p>
          </table:table-cell>
        </table:table-row>
        <table:table-row table:style-name="ro1">
          <table:table-cell/>
          <table:table-cell office:value-type="string" calcext:value-type="string">
            <text:p>D-3</text:p>
          </table:table-cell>
          <table:table-cell office:value-type="float" office:value="5" calcext:value-type="float">
            <text:p>5</text:p>
          </table:table-cell>
          <table:table-cell office:value-type="float" office:value="7.43" calcext:value-type="float">
            <text:p>7.43</text:p>
          </table:table-cell>
          <table:table-cell office:value-type="float" office:value="23.6" calcext:value-type="float">
            <text:p>23.6</text:p>
          </table:table-cell>
          <table:table-cell office:value-type="float" office:value="0.00483148" calcext:value-type="float">
            <text:p>0.00483148</text:p>
          </table:table-cell>
          <table:table-cell office:value-type="float" office:value="0.0159094" calcext:value-type="float">
            <text:p>0.0159094</text:p>
          </table:table-cell>
          <table:table-cell office:value-type="float" office:value="0.00000482483" calcext:value-type="float">
            <text:p>0.00000482483</text:p>
          </table:table-cell>
          <table:table-cell office:value-type="float" office:value="0.0259346" calcext:value-type="float">
            <text:p>0.0259346</text:p>
          </table:table-cell>
          <table:table-cell office:value-type="float" office:value="0.0051501" calcext:value-type="float">
            <text:p>0.0051501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0.0034748" calcext:value-type="float">
            <text:p>0.0034748</text:p>
          </table:table-cell>
          <table:table-cell office:value-type="float" office:value="0.0046219" calcext:value-type="float">
            <text:p>0.0046219</text:p>
          </table:table-cell>
          <table:table-cell office:value-type="float" office:value="0.0000081439" calcext:value-type="float">
            <text:p>0.0000081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066" calcext:value-type="float">
            <text:p>-2.0066</text:p>
          </table:table-cell>
          <table:table-cell office:value-type="float" office:value="0.504" calcext:value-type="float">
            <text:p>0.504</text:p>
          </table:table-cell>
          <table:table-cell/>
          <table:table-cell office:value-type="string" calcext:value-type="string">
            <text:p>D-3</text:p>
          </table:table-cell>
        </table:table-row>
        <table:table-row table:style-name="ro1">
          <table:table-cell/>
          <table:table-cell office:value-type="string" calcext:value-type="string">
            <text:p>F-I</text:p>
          </table:table-cell>
          <table:table-cell office:value-type="float" office:value="6" calcext:value-type="float">
            <text:p>6</text:p>
          </table:table-cell>
          <table:table-cell office:value-type="float" office:value="7.79" calcext:value-type="float">
            <text:p>7.79</text:p>
          </table:table-cell>
          <table:table-cell office:value-type="float" office:value="21.4" calcext:value-type="float">
            <text:p>21.4</text:p>
          </table:table-cell>
          <table:table-cell office:value-type="float" office:value="0.0050184" calcext:value-type="float">
            <text:p>0.0050184</text:p>
          </table:table-cell>
          <table:table-cell office:value-type="float" office:value="0.015897" calcext:value-type="float">
            <text:p>0.015897</text:p>
          </table:table-cell>
          <table:table-cell office:value-type="float" office:value="-0.000230834" calcext:value-type="float">
            <text:p>-0.000230834</text:p>
          </table:table-cell>
          <table:table-cell office:value-type="float" office:value="-1.23581" calcext:value-type="float">
            <text:p>-1.23581</text:p>
          </table:table-cell>
          <table:table-cell office:value-type="float" office:value="0.0051173" calcext:value-type="float">
            <text:p>0.0051173</text:p>
          </table:table-cell>
          <table:table-cell office:value-type="float" office:value="0.0041451" calcext:value-type="float">
            <text:p>0.0041451</text:p>
          </table:table-cell>
          <table:table-cell office:value-type="float" office:value="0.0034244" calcext:value-type="float">
            <text:p>0.0034244</text:p>
          </table:table-cell>
          <table:table-cell office:value-type="float" office:value="0.0047457" calcext:value-type="float">
            <text:p>0.0047457</text:p>
          </table:table-cell>
          <table:table-cell office:value-type="float" office:value="0.000018246" calcext:value-type="float">
            <text:p>0.000018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686" calcext:value-type="float">
            <text:p>-2.3686</text:p>
          </table:table-cell>
          <table:table-cell office:value-type="float" office:value="0.8379" calcext:value-type="float">
            <text:p>0.8379</text:p>
          </table:table-cell>
          <table:table-cell/>
          <table:table-cell office:value-type="string" calcext:value-type="string">
            <text:p>F-I</text:p>
          </table:table-cell>
        </table:table-row>
        <table:table-row table:style-name="ro1">
          <table:table-cell/>
          <table:table-cell office:value-type="string" calcext:value-type="string">
            <text:p>F-3</text:p>
          </table:table-cell>
          <table:table-cell office:value-type="float" office:value="7" calcext:value-type="float">
            <text:p>7</text:p>
          </table:table-cell>
          <table:table-cell office:value-type="float" office:value="8.06" calcext:value-type="float">
            <text:p>8.06</text:p>
          </table:table-cell>
          <table:table-cell office:value-type="float" office:value="20.5" calcext:value-type="float">
            <text:p>20.5</text:p>
          </table:table-cell>
          <table:table-cell office:value-type="float" office:value="0.00512351" calcext:value-type="float">
            <text:p>0.00512351</text:p>
          </table:table-cell>
          <table:table-cell office:value-type="float" office:value="0.0157636" calcext:value-type="float">
            <text:p>0.0157636</text:p>
          </table:table-cell>
          <table:table-cell office:value-type="float" office:value="-0.000387296" calcext:value-type="float">
            <text:p>-0.000387296</text:p>
          </table:table-cell>
          <table:table-cell office:value-type="float" office:value="-2.08769" calcext:value-type="float">
            <text:p>-2.08769</text:p>
          </table:table-cell>
          <table:table-cell office:value-type="float" office:value="0.0051009" calcext:value-type="float">
            <text:p>0.0051009</text:p>
          </table:table-cell>
          <table:table-cell office:value-type="float" office:value="0.0040951" calcext:value-type="float">
            <text:p>0.0040951</text:p>
          </table:table-cell>
          <table:table-cell office:value-type="float" office:value="0.0033639" calcext:value-type="float">
            <text:p>0.0033639</text:p>
          </table:table-cell>
          <table:table-cell office:value-type="float" office:value="0.0047579" calcext:value-type="float">
            <text:p>0.0047579</text:p>
          </table:table-cell>
          <table:table-cell office:value-type="float" office:value="0.000033325" calcext:value-type="float">
            <text:p>0.000033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427" calcext:value-type="float">
            <text:p>-2.6427</text:p>
          </table:table-cell>
          <table:table-cell office:value-type="float" office:value="1.0892" calcext:value-type="float">
            <text:p>1.0892</text:p>
          </table:table-cell>
          <table:table-cell/>
          <table:table-cell office:value-type="string" calcext:value-type="string">
            <text:p>F-3</text:p>
          </table:table-cell>
        </table:table-row>
        <table:table-row table:style-name="ro1">
          <table:table-cell/>
          <table:table-cell office:value-type="string" calcext:value-type="string">
            <text:p>F-4</text:p>
          </table:table-cell>
          <table:table-cell office:value-type="float" office:value="8" calcext:value-type="float">
            <text:p>8</text:p>
          </table:table-cell>
          <table:table-cell office:value-type="float" office:value="8.27" calcext:value-type="float">
            <text:p>8.27</text:p>
          </table:table-cell>
          <table:table-cell office:value-type="float" office:value="19.7" calcext:value-type="float">
            <text:p>19.7</text:p>
          </table:table-cell>
          <table:table-cell office:value-type="float" office:value="0.0046636" calcext:value-type="float">
            <text:p>0.0046636</text:p>
          </table:table-cell>
          <table:table-cell office:value-type="float" office:value="0.0154188" calcext:value-type="float">
            <text:p>0.0154188</text:p>
          </table:table-cell>
          <table:table-cell office:value-type="float" office:value="-0.000162016" calcext:value-type="float">
            <text:p>-0.000162016</text:p>
          </table:table-cell>
          <table:table-cell office:value-type="float" office:value="-0.903076" calcext:value-type="float">
            <text:p>-0.903076</text:p>
          </table:table-cell>
          <table:table-cell office:value-type="float" office:value="0.0045595" calcext:value-type="float">
            <text:p>0.0045595</text:p>
          </table:table-cell>
          <table:table-cell office:value-type="float" office:value="0.0039951" calcext:value-type="float">
            <text:p>0.0039951</text:p>
          </table:table-cell>
          <table:table-cell office:value-type="float" office:value="0.0032635" calcext:value-type="float">
            <text:p>0.0032635</text:p>
          </table:table-cell>
          <table:table-cell office:value-type="float" office:value="0.0042332" calcext:value-type="float">
            <text:p>0.0042332</text:p>
          </table:table-cell>
          <table:table-cell office:value-type="float" office:value="0.000047043" calcext:value-type="float">
            <text:p>0.0000470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078" calcext:value-type="float">
            <text:p>-2.9078</text:p>
          </table:table-cell>
          <table:table-cell office:value-type="float" office:value="1.226" calcext:value-type="float">
            <text:p>1.226</text:p>
          </table:table-cell>
          <table:table-cell/>
          <table:table-cell office:value-type="string" calcext:value-type="string">
            <text:p>F-4</text:p>
          </table:table-cell>
        </table:table-row>
        <table:table-row table:style-name="ro1">
          <table:table-cell/>
          <table:table-cell office:value-type="string" calcext:value-type="string">
            <text:p>F-5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.28</text:p>
          </table:table-cell>
          <table:table-cell office:value-type="float" office:value="19.6" calcext:value-type="float">
            <text:p>19.6</text:p>
          </table:table-cell>
          <table:table-cell office:value-type="float" office:value="0.00458225" calcext:value-type="float">
            <text:p>0.00458225</text:p>
          </table:table-cell>
          <table:table-cell office:value-type="float" office:value="0.0152021" calcext:value-type="float">
            <text:p>0.0152021</text:p>
          </table:table-cell>
          <table:table-cell office:value-type="float" office:value="-0.000199688" calcext:value-type="float">
            <text:p>-0.000199688</text:p>
          </table:table-cell>
          <table:table-cell office:value-type="float" office:value="-1.13032" calcext:value-type="float">
            <text:p>-1.13032</text:p>
          </table:table-cell>
          <table:table-cell office:value-type="float" office:value="0.0044774" calcext:value-type="float">
            <text:p>0.0044774</text:p>
          </table:table-cell>
          <table:table-cell office:value-type="float" office:value="0.0039201" calcext:value-type="float">
            <text:p>0.0039201</text:p>
          </table:table-cell>
          <table:table-cell office:value-type="float" office:value="0.0032046" calcext:value-type="float">
            <text:p>0.0032046</text:p>
          </table:table-cell>
          <table:table-cell office:value-type="float" office:value="0.0041581" calcext:value-type="float">
            <text:p>0.0041581</text:p>
          </table:table-cell>
          <table:table-cell office:value-type="float" office:value="0.000047076" calcext:value-type="float">
            <text:p>0.000047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258" calcext:value-type="float">
            <text:p>-2.9258</text:p>
          </table:table-cell>
          <table:table-cell office:value-type="float" office:value="1.2204" calcext:value-type="float">
            <text:p>1.2204</text:p>
          </table:table-cell>
          <table:table-cell/>
          <table:table-cell office:value-type="string" calcext:value-type="string">
            <text:p>F-5</text:p>
          </table:table-cell>
        </table:table-row>
        <table:table-row table:style-name="ro1">
          <table:table-cell/>
          <table:table-cell office:value-type="string" calcext:value-type="string">
            <text:p>F-2</text:p>
          </table:table-cell>
          <table:table-cell office:value-type="float" office:value="10" calcext:value-type="float">
            <text:p>10</text:p>
          </table:table-cell>
          <table:table-cell office:value-type="float" office:value="8.37" calcext:value-type="float">
            <text:p>8.37</text:p>
          </table:table-cell>
          <table:table-cell office:value-type="float" office:value="18.4" calcext:value-type="float">
            <text:p>18.4</text:p>
          </table:table-cell>
          <table:table-cell office:value-type="float" office:value="0.0044615" calcext:value-type="float">
            <text:p>0.0044615</text:p>
          </table:table-cell>
          <table:table-cell office:value-type="float" office:value="0.0149292" calcext:value-type="float">
            <text:p>0.0149292</text:p>
          </table:table-cell>
          <table:table-cell office:value-type="float" office:value="-0.000353092" calcext:value-type="float">
            <text:p>-0.000353092</text:p>
          </table:table-cell>
          <table:table-cell office:value-type="float" office:value="-2.03871" calcext:value-type="float">
            <text:p>-2.03871</text:p>
          </table:table-cell>
          <table:table-cell office:value-type="float" office:value="0.0043297" calcext:value-type="float">
            <text:p>0.0043297</text:p>
          </table:table-cell>
          <table:table-cell office:value-type="float" office:value="0.0037703" calcext:value-type="float">
            <text:p>0.0037703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40121" calcext:value-type="float">
            <text:p>0.0040121</text:p>
          </table:table-cell>
          <table:table-cell office:value-type="float" office:value="0.000054153" calcext:value-type="float">
            <text:p>0.000054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038" calcext:value-type="float">
            <text:p>-3.038</text:p>
          </table:table-cell>
          <table:table-cell office:value-type="float" office:value="1.2611" calcext:value-type="float">
            <text:p>1.2611</text:p>
          </table:table-cell>
          <table:table-cell/>
          <table:table-cell office:value-type="string" calcext:value-type="string">
            <text:p>F-2</text:p>
          </table:table-cell>
        </table:table-row>
        <table:table-row table:style-name="ro1">
          <table:table-cell/>
          <table:table-cell office:value-type="string" calcext:value-type="string">
            <text:p>F-6</text:p>
          </table:table-cell>
          <table:table-cell office:value-type="float" office:value="11" calcext:value-type="float">
            <text:p>11</text:p>
          </table:table-cell>
          <table:table-cell office:value-type="float" office:value="8.25" calcext:value-type="float">
            <text:p>8.25</text:p>
          </table:table-cell>
          <table:table-cell office:value-type="float" office:value="14.4" calcext:value-type="float">
            <text:p>14.4</text:p>
          </table:table-cell>
          <table:table-cell office:value-type="float" office:value="0.00348254" calcext:value-type="float">
            <text:p>0.00348254</text:p>
          </table:table-cell>
          <table:table-cell office:value-type="float" office:value="0.0127023" calcext:value-type="float">
            <text:p>0.0127023</text:p>
          </table:table-cell>
          <table:table-cell office:value-type="float" office:value="-0.000476803" calcext:value-type="float">
            <text:p>-0.000476803</text:p>
          </table:table-cell>
          <table:table-cell office:value-type="float" office:value="-3.25356" calcext:value-type="float">
            <text:p>-3.25356</text:p>
          </table:table-cell>
          <table:table-cell office:value-type="float" office:value="0.0034437" calcext:value-type="float">
            <text:p>0.0034437</text:p>
          </table:table-cell>
          <table:table-cell office:value-type="float" office:value="0.0030458" calcext:value-type="float">
            <text:p>0.0030458</text:p>
          </table:table-cell>
          <table:table-cell office:value-type="float" office:value="0.0025528" calcext:value-type="float">
            <text:p>0.0025528</text:p>
          </table:table-cell>
          <table:table-cell office:value-type="float" office:value="0.0032455" calcext:value-type="float">
            <text:p>0.0032455</text:p>
          </table:table-cell>
          <table:table-cell office:value-type="float" office:value="0.000029338" calcext:value-type="float">
            <text:p>0.0000293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0295" calcext:value-type="float">
            <text:p>-3.0295</text:p>
          </table:table-cell>
          <table:table-cell office:value-type="float" office:value="0.9249" calcext:value-type="float">
            <text:p>0.9249</text:p>
          </table:table-cell>
          <table:table-cell/>
          <table:table-cell office:value-type="string" calcext:value-type="string">
            <text:p>F-6</text:p>
          </table:table-cell>
        </table:table-row>
        <table:table-row table:style-name="ro1">
          <table:table-cell/>
          <table:table-cell office:value-type="string" calcext:value-type="string">
            <text:p>S1 – F6</text:p>
          </table:table-cell>
          <table:table-cell office:value-type="float" office:value="1" calcext:value-type="float">
            <text:p>1</text:p>
          </table:table-cell>
          <table:table-cell office:value-type="float" office:value="8.22604" calcext:value-type="float">
            <text:p>8.22604</text:p>
          </table:table-cell>
          <table:table-cell office:value-type="float" office:value="14.4" calcext:value-type="float">
            <text:p>14.4</text:p>
          </table:table-cell>
          <table:table-cell office:value-type="float" office:value="0.00332187" calcext:value-type="float">
            <text:p>0.00332187</text:p>
          </table:table-cell>
          <table:table-cell office:value-type="float" office:value="0.0141385" calcext:value-type="float">
            <text:p>0.0141385</text:p>
          </table:table-cell>
          <table:table-cell office:value-type="float" office:value="0.000228636" calcext:value-type="float">
            <text:p>0.000228636</text:p>
          </table:table-cell>
          <table:table-cell office:value-type="float" office:value="1.42128" calcext:value-type="float">
            <text:p>1.42128</text:p>
          </table:table-cell>
          <table:table-cell office:value-type="float" office:value="0.0032858" calcext:value-type="float">
            <text:p>0.0032858</text:p>
          </table:table-cell>
          <table:table-cell office:value-type="float" office:value="0.0034581" calcext:value-type="float">
            <text:p>0.0034581</text:p>
          </table:table-cell>
          <table:table-cell office:value-type="float" office:value="0.0028756" calcext:value-type="float">
            <text:p>0.0028756</text:p>
          </table:table-cell>
          <table:table-cell office:value-type="float" office:value="0.0030857" calcext:value-type="float">
            <text:p>0.0030857</text:p>
          </table:table-cell>
          <table:table-cell office:value-type="float" office:value="0.00002679" calcext:value-type="float">
            <text:p>0.00002679</text:p>
          </table:table-cell>
          <table:table-cell office:value-type="float" office:value="10.001" calcext:value-type="float">
            <text:p>10.001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10.001" calcext:value-type="float">
            <text:p>10.001</text:p>
          </table:table-cell>
          <table:table-cell office:value-type="float" office:value="0.00066189" calcext:value-type="float">
            <text:p>0.00066189</text:p>
          </table:table-cell>
          <table:table-cell office:value-type="float" office:value="-3.0296" calcext:value-type="float">
            <text:p>-3.0296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S-1 to F-6</text:p>
          </table:table-cell>
        </table:table-row>
        <table:table-row table:style-name="ro1">
          <table:table-cell/>
          <table:table-cell office:value-type="string" calcext:value-type="string">
            <text:p>D3 – F1</text:p>
          </table:table-cell>
          <table:table-cell office:value-type="float" office:value="5" calcext:value-type="float">
            <text:p>5</text:p>
          </table:table-cell>
          <table:table-cell office:value-type="float" office:value="7.78023" calcext:value-type="float">
            <text:p>7.78023</text:p>
          </table:table-cell>
          <table:table-cell office:value-type="float" office:value="23.6" calcext:value-type="float">
            <text:p>23.6</text:p>
          </table:table-cell>
          <table:table-cell office:value-type="float" office:value="0.00476562" calcext:value-type="float">
            <text:p>0.00476562</text:p>
          </table:table-cell>
          <table:table-cell office:value-type="float" office:value="0.0157776" calcext:value-type="float">
            <text:p>0.0157776</text:p>
          </table:table-cell>
          <table:table-cell office:value-type="float" office:value="0.00000482483" calcext:value-type="float">
            <text:p>0.00000482483</text:p>
          </table:table-cell>
          <table:table-cell office:value-type="float" office:value="0.0262129" calcext:value-type="float">
            <text:p>0.0262129</text:p>
          </table:table-cell>
          <table:table-cell office:value-type="float" office:value="0.0048547" calcext:value-type="float">
            <text:p>0.0048547</text:p>
          </table:table-cell>
          <table:table-cell office:value-type="float" office:value="0.0041621" calcext:value-type="float">
            <text:p>0.0041621</text:p>
          </table:table-cell>
          <table:table-cell office:value-type="float" office:value="0.0034307" calcext:value-type="float">
            <text:p>0.0034307</text:p>
          </table:table-cell>
          <table:table-cell office:value-type="float" office:value="0.0044955" calcext:value-type="float">
            <text:p>0.0044955</text:p>
          </table:table-cell>
          <table:table-cell office:value-type="float" office:value="0.000017721" calcext:value-type="float">
            <text:p>0.000017721</text:p>
          </table:table-cell>
          <table:table-cell office:value-type="float" office:value="10" calcext:value-type="float">
            <text:p>10</text:p>
          </table:table-cell>
          <table:table-cell office:value-type="float" office:value="0.00026248" calcext:value-type="float">
            <text:p>0.00026248</text:p>
          </table:table-cell>
          <table:table-cell table:number-columns-repeated="2" office:value-type="float" office:value="0.00003293" calcext:value-type="float">
            <text:p>0.00003293</text:p>
          </table:table-cell>
          <table:table-cell office:value-type="float" office:value="-2.3687" calcext:value-type="float">
            <text:p>-2.3687</text:p>
          </table:table-cell>
          <table:table-cell office:value-type="float" office:value="0.8375" calcext:value-type="float">
            <text:p>0.8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3 – F6</text:p>
          </table:table-cell>
          <table:table-cell office:value-type="float" office:value="5" calcext:value-type="float">
            <text:p>5</text:p>
          </table:table-cell>
          <table:table-cell office:value-type="float" office:value="8.23097" calcext:value-type="float">
            <text:p>8.23097</text:p>
          </table:table-cell>
          <table:table-cell office:value-type="float" office:value="14.4" calcext:value-type="float">
            <text:p>14.4</text:p>
          </table:table-cell>
          <table:table-cell office:value-type="float" office:value="0.00336292" calcext:value-type="float">
            <text:p>0.00336292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0000482483" calcext:value-type="float">
            <text:p>0.00000482483</text:p>
          </table:table-cell>
          <table:table-cell office:value-type="float" office:value="0.0299153" calcext:value-type="float">
            <text:p>0.0299153</text:p>
          </table:table-cell>
          <table:table-cell office:value-type="float" office:value="0.0033249" calcext:value-type="float">
            <text:p>0.0033249</text:p>
          </table:table-cell>
          <table:table-cell office:value-type="float" office:value="0.0034607" calcext:value-type="float">
            <text:p>0.0034607</text:p>
          </table:table-cell>
          <table:table-cell office:value-type="float" office:value="0.0028703" calcext:value-type="float">
            <text:p>0.0028703</text:p>
          </table:table-cell>
          <table:table-cell office:value-type="float" office:value="0.0031218" calcext:value-type="float">
            <text:p>0.0031218</text:p>
          </table:table-cell>
          <table:table-cell office:value-type="float" office:value="0.000027435" calcext:value-type="float">
            <text:p>0.000027435</text:p>
          </table:table-cell>
          <table:table-cell office:value-type="float" office:value="10.001" calcext:value-type="float">
            <text:p>10.001</text:p>
          </table:table-cell>
          <table:table-cell office:value-type="float" office:value="0.0010909" calcext:value-type="float">
            <text:p>0.0010909</text:p>
          </table:table-cell>
          <table:table-cell table:number-columns-repeated="2" office:value-type="float" office:value="0.00073426" calcext:value-type="float">
            <text:p>0.00073426</text:p>
          </table:table-cell>
          <table:table-cell office:value-type="float" office:value="-3.0296" calcext:value-type="float">
            <text:p>-3.0296</text:p>
          </table:table-cell>
          <table:table-cell office:value-type="float" office:value="0.9286" calcext:value-type="float">
            <text:p>0.92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1 to Atm</text:p>
          </table:table-cell>
          <table:table-cell office:value-type="float" office:value="1" calcext:value-type="float">
            <text:p>1</text:p>
          </table:table-cell>
          <table:table-cell office:value-type="float" office:value="7.99124" calcext:value-type="float">
            <text:p>7.99124</text:p>
          </table:table-cell>
          <table:table-cell office:value-type="float" office:value="24.3" calcext:value-type="float">
            <text:p>24.3</text:p>
          </table:table-cell>
          <table:table-cell office:value-type="float" office:value="0.00073115" calcext:value-type="float">
            <text:p>0.00073115</text:p>
          </table:table-cell>
          <table:table-cell office:value-type="float" office:value="0.0107144" calcext:value-type="float">
            <text:p>0.0107144</text:p>
          </table:table-cell>
          <table:table-cell office:value-type="float" office:value="0.000228636" calcext:value-type="float">
            <text:p>0.000228636</text:p>
          </table:table-cell>
          <table:table-cell office:value-type="float" office:value="1.99949" calcext:value-type="float">
            <text:p>1.99949</text:p>
          </table:table-cell>
          <table:table-cell office:value-type="float" office:value="0.00073305" calcext:value-type="float">
            <text:p>0.00073305</text:p>
          </table:table-cell>
          <table:table-cell office:value-type="float" office:value="0.0021627" calcext:value-type="float">
            <text:p>0.0021627</text:p>
          </table:table-cell>
          <table:table-cell office:value-type="float" office:value="0.0017806" calcext:value-type="float">
            <text:p>0.0017806</text:p>
          </table:table-cell>
          <table:table-cell office:value-type="float" office:value="0.00069245" calcext:value-type="float">
            <text:p>0.00069245</text:p>
          </table:table-cell>
          <table:table-cell office:value-type="float" office:value="0.0000042682" calcext:value-type="float">
            <text:p>0.0000042682</text:p>
          </table:table-cell>
          <table:table-cell office:value-type="float" office:value="10.002" calcext:value-type="float">
            <text:p>10.002</text:p>
          </table:table-cell>
          <table:table-cell office:value-type="float" office:value="0.0023613" calcext:value-type="float">
            <text:p>0.0023613</text:p>
          </table:table-cell>
          <table:table-cell table:number-columns-repeated="2" office:value-type="float" office:value="0.0019573" calcext:value-type="float">
            <text:p>0.0019573</text:p>
          </table:table-cell>
          <table:table-cell office:value-type="float" office:value="-3.38" calcext:value-type="float">
            <text:p>-3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3 to Atm</text:p>
          </table:table-cell>
          <table:table-cell office:value-type="float" office:value="5" calcext:value-type="float">
            <text:p>5</text:p>
          </table:table-cell>
          <table:table-cell office:value-type="float" office:value="7.99572" calcext:value-type="float">
            <text:p>7.99572</text:p>
          </table:table-cell>
          <table:table-cell office:value-type="float" office:value="23.6" calcext:value-type="float">
            <text:p>23.6</text:p>
          </table:table-cell>
          <table:table-cell office:value-type="float" office:value="0.00074597" calcext:value-type="float">
            <text:p>0.00074597</text:p>
          </table:table-cell>
          <table:table-cell office:value-type="float" office:value="0.0107821" calcext:value-type="float">
            <text:p>0.0107821</text:p>
          </table:table-cell>
          <table:table-cell office:value-type="float" office:value="0.00000482483" calcext:value-type="float">
            <text:p>0.00000482483</text:p>
          </table:table-cell>
          <table:table-cell office:value-type="float" office:value="0.042134" calcext:value-type="float">
            <text:p>0.042134</text:p>
          </table:table-cell>
          <table:table-cell office:value-type="float" office:value="0.0007481" calcext:value-type="float">
            <text:p>0.0007481</text:p>
          </table:table-cell>
          <table:table-cell office:value-type="float" office:value="0.0021522" calcext:value-type="float">
            <text:p>0.0021522</text:p>
          </table:table-cell>
          <table:table-cell office:value-type="float" office:value="0.0017684" calcext:value-type="float">
            <text:p>0.0017684</text:p>
          </table:table-cell>
          <table:table-cell office:value-type="float" office:value="0.00070691" calcext:value-type="float">
            <text:p>0.00070691</text:p>
          </table:table-cell>
          <table:table-cell office:value-type="float" office:value="0.0000043412" calcext:value-type="float">
            <text:p>0.0000043412</text:p>
          </table:table-cell>
          <table:table-cell office:value-type="float" office:value="10.002" calcext:value-type="float">
            <text:p>10.002</text:p>
          </table:table-cell>
          <table:table-cell office:value-type="float" office:value="0.0023593" calcext:value-type="float">
            <text:p>0.0023593</text:p>
          </table:table-cell>
          <table:table-cell table:number-columns-repeated="2" office:value-type="float" office:value="0.0020427" calcext:value-type="float">
            <text:p>0.0020427</text:p>
          </table:table-cell>
          <table:table-cell office:value-type="float" office:value="-3.38" calcext:value-type="float">
            <text:p>-3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 to Atm</text:p>
          </table:table-cell>
          <table:table-cell office:value-type="float" office:value="11" calcext:value-type="float">
            <text:p>11</text:p>
          </table:table-cell>
          <table:table-cell office:value-type="float" office:value="8.06649" calcext:value-type="float">
            <text:p>8.06649</text:p>
          </table:table-cell>
          <table:table-cell office:value-type="float" office:value="14.4" calcext:value-type="float">
            <text:p>14.4</text:p>
          </table:table-cell>
          <table:table-cell office:value-type="float" office:value="0.000977972" calcext:value-type="float">
            <text:p>0.000977972</text:p>
          </table:table-cell>
          <table:table-cell office:value-type="float" office:value="0.00959411" calcext:value-type="float">
            <text:p>0.00959411</text:p>
          </table:table-cell>
          <table:table-cell office:value-type="float" office:value="-0.000476803" calcext:value-type="float">
            <text:p>-0.000476803</text:p>
          </table:table-cell>
          <table:table-cell office:value-type="float" office:value="-4.6007" calcext:value-type="float">
            <text:p>-4.6007</text:p>
          </table:table-cell>
          <table:table-cell office:value-type="float" office:value="0.00098453" calcext:value-type="float">
            <text:p>0.00098453</text:p>
          </table:table-cell>
          <table:table-cell office:value-type="float" office:value="0.0017935" calcext:value-type="float">
            <text:p>0.0017935</text:p>
          </table:table-cell>
          <table:table-cell office:value-type="float" office:value="0.0015087" calcext:value-type="float">
            <text:p>0.0015087</text:p>
          </table:table-cell>
          <table:table-cell office:value-type="float" office:value="0.00093764" calcext:value-type="float">
            <text:p>0.00093764</text:p>
          </table:table-cell>
          <table:table-cell office:value-type="float" office:value="0.0000053567" calcext:value-type="float">
            <text:p>0.0000053567</text:p>
          </table:table-cell>
          <table:table-cell office:value-type="float" office:value="10.001" calcext:value-type="float">
            <text:p>10.001</text:p>
          </table:table-cell>
          <table:table-cell office:value-type="float" office:value="0.0012068" calcext:value-type="float">
            <text:p>0.0012068</text:p>
          </table:table-cell>
          <table:table-cell table:number-columns-repeated="2" office:value-type="float" office:value="0.0012523" calcext:value-type="float">
            <text:p>0.0012523</text:p>
          </table:table-cell>
          <table:table-cell office:value-type="float" office:value="-3.38" calcext:value-type="float">
            <text:p>-3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nl" fo:country="N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currency-style style:name="N131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31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31P0"/>
    </number:currency-style>
    <number:currency-style style:name="N133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33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3P0"/>
    </number:currency-style>
    <number:currency-style style:name="N134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34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34P0"/>
    </number:currency-style>
    <number:currency-style style:name="N135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35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5P0"/>
    </number:currency-style>
    <number:currency-style style:name="N137P0" style:volatile="true"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7">
      <style:text-properties fo:color="#ff0000"/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  <number:text>-</number:text>
      <style:map style:condition="value()&gt;=0" style:apply-style-name="N13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5:51:56.5851210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imo Heimovaara</meta:initial-creator>
    <meta:creation-date>2018-01-17T16:48:14.720737644</meta:creation-date>
    <dc:date>2026-01-30T17:21:17.586542592</dc:date>
    <meta:editing-duration>PT6H51M26S</meta:editing-duration>
    <meta:editing-cycles>10</meta:editing-cycles>
    <meta:generator>LibreOffice/25.2.7.2$Linux_X86_64 LibreOffice_project/520$Build-2</meta:generator>
    <dc:creator>T H</dc:creator>
    <meta:document-statistic meta:table-count="3" meta:cell-count="1384" meta:object-count="0"/>
  </office:meta>
</office:document-meta>
</file>